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fo:language="ru" fo:country="RU"/>
    </style:style>
    <style:style style:name="P2" style:family="paragraph" style:parent-style-name="Heading_20_3">
      <style:text-properties fo:language="ru" fo:country="RU"/>
    </style:style>
    <style:style style:name="P3" style:family="paragraph" style:parent-style-name="Heading_20_3">
      <style:text-properties fo:language="ru" fo:country="RU" officeooo:paragraph-rsid="003cbe62"/>
    </style:style>
    <style:style style:name="P4" style:family="paragraph" style:parent-style-name="Heading_20_3">
      <style:paragraph-properties fo:margin-top="0cm" fo:margin-bottom="0.499cm" loext:contextual-spacing="false"/>
    </style:style>
    <style:style style:name="P5" style:family="paragraph" style:parent-style-name="Heading_20_4">
      <style:text-properties fo:language="ru" fo:country="RU"/>
    </style:style>
    <style:style style:name="P6" style:family="paragraph" style:parent-style-name="Heading_20_4">
      <style:text-properties fo:language="ru" fo:country="RU" officeooo:paragraph-rsid="0037ced9"/>
    </style:style>
    <style:style style:name="P7" style:family="paragraph" style:parent-style-name="Preformatted_20_Text">
      <style:text-properties fo:language="ru" fo:country="RU"/>
    </style:style>
    <style:style style:name="P8" style:family="paragraph" style:parent-style-name="Preformatted_20_Text">
      <style:text-properties fo:language="ru" fo:country="RU" officeooo:paragraph-rsid="0037ced9"/>
    </style:style>
    <style:style style:name="P9" style:family="paragraph" style:parent-style-name="Preformatted_20_Text">
      <style:paragraph-properties fo:margin-top="0cm" fo:margin-bottom="0.499cm" loext:contextual-spacing="false"/>
    </style:style>
    <style:style style:name="P10" style:family="paragraph" style:parent-style-name="Preformatted_20_Text">
      <style:paragraph-properties fo:margin-top="0cm" fo:margin-bottom="0.499cm" loext:contextual-spacing="false"/>
      <style:text-properties fo:language="ru" fo:country="RU"/>
    </style:style>
    <style:style style:name="P11" style:family="paragraph" style:parent-style-name="Preformatted_20_Text">
      <style:paragraph-properties fo:margin-top="0cm" fo:margin-bottom="0.499cm" loext:contextual-spacing="false"/>
      <style:text-properties officeooo:paragraph-rsid="0046e656"/>
    </style:style>
    <style:style style:name="P12" style:family="paragraph" style:parent-style-name="Preformatted_20_Text">
      <style:paragraph-properties fo:margin-top="0cm" fo:margin-bottom="0.499cm" loext:contextual-spacing="false"/>
      <style:text-properties officeooo:paragraph-rsid="0047cd4b"/>
    </style:style>
    <style:style style:name="P13" style:family="paragraph" style:parent-style-name="Standard">
      <style:paragraph-properties fo:text-align="center" style:justify-single-word="false"/>
      <style:text-properties fo:color="#000000" fo:font-size="16pt" fo:background-color="#f10d0c" style:font-size-asian="16pt" style:font-size-complex="16pt"/>
    </style:style>
    <style:style style:name="P1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5" style:family="paragraph" style:parent-style-name="Standard">
      <style:paragraph-properties fo:text-align="center" style:justify-single-word="false"/>
      <style:text-properties fo:font-size="18pt" fo:font-weight="bold" officeooo:rsid="00491246" officeooo:paragraph-rsid="00491246" style:font-size-asian="18pt" style:font-weight-asian="bold" style:font-size-complex="18pt" style:font-weight-complex="bold"/>
    </style:style>
    <style:style style:name="P16" style:family="paragraph" style:parent-style-name="Standard">
      <style:text-properties officeooo:paragraph-rsid="002464f3"/>
    </style:style>
    <style:style style:name="P17" style:family="paragraph" style:parent-style-name="Standard">
      <style:text-properties fo:language="ru" fo:country="RU"/>
    </style:style>
    <style:style style:name="P18" style:family="paragraph" style:parent-style-name="Standard">
      <style:text-properties officeooo:paragraph-rsid="00256f8e"/>
    </style:style>
    <style:style style:name="P19" style:family="paragraph" style:parent-style-name="Standard">
      <style:text-properties officeooo:paragraph-rsid="00270173"/>
    </style:style>
    <style:style style:name="P20" style:family="paragraph" style:parent-style-name="Standard">
      <style:text-properties officeooo:paragraph-rsid="003cbe62"/>
    </style:style>
    <style:style style:name="P21" style:family="paragraph" style:parent-style-name="Standard">
      <style:paragraph-properties fo:margin-top="0cm" fo:margin-bottom="0.499cm" loext:contextual-spacing="false"/>
      <style:text-properties fo:language="ru" fo:country="RU" officeooo:paragraph-rsid="003cbe62"/>
    </style:style>
    <style:style style:name="P22" style:family="paragraph" style:parent-style-name="Text_20_body">
      <style:text-properties fo:language="ru" fo:country="RU" officeooo:paragraph-rsid="0037ced9"/>
    </style:style>
    <style:style style:name="P23" style:family="paragraph" style:parent-style-name="Text_20_body" style:list-style-name="L1"/>
    <style:style style:name="P24" style:family="paragraph" style:parent-style-name="Text_20_body" style:list-style-name="L1">
      <style:paragraph-properties fo:margin-top="0cm" fo:margin-bottom="0cm" loext:contextual-spacing="false"/>
    </style:style>
    <style:style style:name="P25" style:family="paragraph" style:parent-style-name="Text_20_body">
      <style:paragraph-properties fo:margin-top="0cm" fo:margin-bottom="0.499cm" loext:contextual-spacing="false"/>
    </style:style>
    <style:style style:name="T1" style:family="text">
      <style:text-properties officeooo:rsid="002464f3"/>
    </style:style>
    <style:style style:name="T2" style:family="text">
      <style:text-properties fo:language="ru" fo:country="RU"/>
    </style:style>
    <style:style style:name="T3" style:family="text">
      <style:text-properties fo:language="ru" fo:country="RU" officeooo:rsid="0047cd4b"/>
    </style:style>
    <style:style style:name="T4" style:family="text">
      <style:text-properties officeooo:rsid="00270173"/>
    </style:style>
    <style:style style:name="T5" style:family="text">
      <style:text-properties officeooo:rsid="0037ced9"/>
    </style:style>
    <style:style style:name="T6" style:family="text">
      <style:text-properties officeooo:rsid="003cbe62"/>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Frontend</text:p>
      <text:p text:style-name="Standard"/>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Blade Templates</text:p>
      <text:p text:style-name="Standard"><text:s text:c="4"/>• Introduction </text:p>
      <text:p text:style-name="Standard"><text:s text:c="4"/>• Template Inheritance </text:p>
      <text:p text:style-name="Standard"><text:s text:c="8"/>◦ Defining A Layout </text:p>
      <text:p text:style-name="Standard"><text:s text:c="8"/>◦ Extending A Layout </text:p>
      <text:p text:style-name="Standard"><text:s text:c="4"/>• Displaying Data </text:p>
      <text:p text:style-name="Standard"><text:s text:c="8"/>◦ Blade &amp; JavaScript Frameworks </text:p>
      <text:p text:style-name="Standard"><text:s text:c="4"/>• Control Structures </text:p>
      <text:p text:style-name="Standard"><text:s text:c="8"/>◦ If Statements </text:p>
      <text:p text:style-name="Standard"><text:s text:c="8"/>◦ Switch Statements </text:p>
      <text:p text:style-name="Standard"><text:s text:c="8"/>◦ Loops </text:p>
      <text:p text:style-name="Standard"><text:s text:c="8"/>◦ The Loop Variable </text:p>
      <text:p text:style-name="Standard"><text:s text:c="8"/>◦ Comments </text:p>
      <text:p text:style-name="Standard"><text:s text:c="8"/>◦ PHP </text:p>
      <text:p text:style-name="Standard"><text:s text:c="8"/>◦ The @once Directive </text:p>
      <text:p text:style-name="Standard"><text:s text:c="4"/>• Forms </text:p>
      <text:p text:style-name="Standard"><text:s text:c="8"/>◦ CSRF Field </text:p>
      <text:p text:style-name="Standard"><text:s text:c="8"/>◦ Method Field </text:p>
      <text:p text:style-name="Standard"><text:s text:c="8"/>◦ Validation Errors </text:p>
      <text:p text:style-name="Standard"><text:s text:c="4"/>• Components </text:p>
      <text:p text:style-name="Standard"><text:s text:c="8"/>◦ Displaying Components </text:p>
      <text:p text:style-name="Standard"><text:s text:c="8"/>◦ Passing Data To Components </text:p>
      <text:p text:style-name="Standard"><text:s text:c="8"/>◦ Managing Attributes </text:p>
      <text:p text:style-name="Standard"><text:s text:c="8"/>◦ Slots </text:p>
      <text:p text:style-name="Standard"><text:s text:c="8"/>◦ Inline Component Views </text:p>
      <text:p text:style-name="Standard"><text:s text:c="8"/>◦ Anonymous Components </text:p>
      <text:p text:style-name="Standard"><text:s text:c="8"/>◦ Dynamic Components </text:p>
      <text:p text:style-name="Standard"><text:s text:c="4"/>• Including Subviews </text:p>
      <text:p text:style-name="Standard"><text:s text:c="8"/>◦ Rendering Views For Collections </text:p>
      <text:p text:style-name="Standard"><text:s text:c="4"/>• Stacks </text:p>
      <text:p text:style-name="Standard"><text:s text:c="4"/>• Service Injection </text:p>
      <text:p text:style-name="Standard"><text:s text:c="4"/>• Extending Blade </text:p>
      <text:p text:style-name="Standard"><text:s text:c="8"/>◦ Custom If Statements </text:p>
      <text:p text:style-name="Standard"/>
      <text:p text:style-name="Standard">Introduction</text:p>
      <text:p text:style-name="Standard">Blade - это простой, но мощный движок шаблонов, поставляемый с Laravel. В отличие от других популярных движков шаблонов PHP, Blade не ограничивает вас в использовании простого кода PHP в ваших представлениях. Фактически, все представления Blade компилируются в простой код PHP и кэшируются до тех пор, пока они не будут изменены, что означает, что Blade практически не добавляет накладных расходов вашему приложению. Файлы представления Blade используют расширение файла .blade.php и обычно хранятся в каталоге resources / views.</text:p>
      <text:p text:style-name="Standard"/>
      <text:p text:style-name="P16">Template Inheritance <text:span text:style-name="T1">(</text:span><text:span text:style-name="T2">Наследование шаблона</text:span><text:span text:style-name="T1">)</text:span></text:p>
      <text:p text:style-name="P16">Defining A Layout <text:span text:style-name="T1">(</text:span><text:span text:style-name="T2">Определение макета</text:span><text:span text:style-name="T1">)</text:span></text:p>
      <text:p text:style-name="Standard">Два основных преимущества использования Blade - это наследование шаблонов и разделы (template inheritance and sections). Для начала рассмотрим простой пример. Сначала мы рассмотрим макет страницы-образца. Поскольку большинство веб-приложений поддерживают один и тот же общий макет на разных страницах, удобно определить этот макет как единое представление Blade:</text:p>
      <text:p text:style-name="Standard"/>
      <text:p text:style-name="Standard">&lt;!-- Stored in resources/views/layouts/app.blade.php --&gt;</text:p>
      <text:p text:style-name="Standard"><text:soft-page-break/></text:p>
      <text:p text:style-name="Standard">&lt;html&gt;</text:p>
      <text:p text:style-name="Standard"><text:s text:c="4"/>&lt;head&gt;</text:p>
      <text:p text:style-name="Standard"><text:s text:c="8"/>&lt;title&gt;App Name - @yield('title')&lt;/title&gt;</text:p>
      <text:p text:style-name="Standard"><text:s text:c="4"/>&lt;/head&gt;</text:p>
      <text:p text:style-name="Standard"><text:s text:c="4"/>&lt;body&gt;</text:p>
      <text:p text:style-name="Standard"><text:s text:c="8"/>@section('sidebar')</text:p>
      <text:p text:style-name="Standard"><text:s text:c="12"/>This is the master sidebar.</text:p>
      <text:p text:style-name="Standard"><text:s text:c="8"/>@show</text:p>
      <text:p text:style-name="Standard"/>
      <text:p text:style-name="Standard"><text:s text:c="8"/>&lt;div class="container"&gt;</text:p>
      <text:p text:style-name="Standard"><text:s text:c="12"/>@yield('content')</text:p>
      <text:p text:style-name="Standard"><text:s text:c="8"/>&lt;/div&gt;</text:p>
      <text:p text:style-name="Standard"><text:s text:c="4"/>&lt;/body&gt;</text:p>
      <text:p text:style-name="Standard">&lt;/html&gt;</text:p>
      <text:p text:style-name="Standard">Как видите, этот файл содержит типичную разметку HTML. Однако обратите внимание на директивы @section и @yield. Директива @section, как следует из названия, определяет раздел содержимого, а директива @yield используется для отображения содержимого данного раздела.</text:p>
      <text:p text:style-name="Standard"/>
      <text:p text:style-name="Standard">Теперь, когда мы определили макет для нашего приложения, давайте определим дочернюю страницу, которая наследует макет.</text:p>
      <text:p text:style-name="Standard"/>
      <text:p text:style-name="Standard">Extending A Layout</text:p>
      <text:p text:style-name="Standard">При определении дочернего представления используйте директиву Blade @extends, чтобы указать, какой макет дочернее представление должно «наследовать». Представления, которые расширяют макет Blade, могут вставлять контент в разделы макета с помощью директив @section. Помните, как показано в приведенном выше примере, содержимое этих разделов будет отображаться в макете с использованием @yield:</text:p>
      <text:p text:style-name="Standard">&lt;!-- Stored in resources/views/child.blade.php --&gt;</text:p>
      <text:p text:style-name="Standard"/>
      <text:p text:style-name="Standard">@extends('layouts.app')</text:p>
      <text:p text:style-name="Standard"/>
      <text:p text:style-name="Standard">@section('title', 'Page Title')</text:p>
      <text:p text:style-name="Standard"/>
      <text:p text:style-name="Standard">@section('sidebar')</text:p>
      <text:p text:style-name="Standard"><text:s text:c="4"/>@parent</text:p>
      <text:p text:style-name="Standard"/>
      <text:p text:style-name="Standard"><text:s text:c="4"/>&lt;p&gt;This is appended to the master sidebar.&lt;/p&gt;</text:p>
      <text:p text:style-name="Standard">@endsection</text:p>
      <text:p text:style-name="Standard"/>
      <text:p text:style-name="Standard">@section('content')</text:p>
      <text:p text:style-name="Standard"><text:s text:c="4"/>&lt;p&gt;This is my body content.&lt;/p&gt;</text:p>
      <text:p text:style-name="Standard">@endsection</text:p>
      <text:p text:style-name="Standard">В этом примере в разделе боковой панели используется директива @parent для добавления (а не перезаписи) содержимого на боковую панель макета. Директива @parent будет заменена содержимым макета при визуализации представления.</text:p>
      <text:p text:style-name="Standard"/>
      <text:p text:style-name="P18">В отличие от предыдущего примера, <text:s/><text:span text:style-name="Source_20_Text">sidebar</text:span> заканчивается @endsection вместо @show. Директива @endsection будет определять только раздел, в то время как @show будет определять и немедленно создавать раздел.</text:p>
      <text:p text:style-name="Standard"/>
      <text:p text:style-name="Standard"><text:soft-page-break/>Директива @yield также принимает значение по умолчанию в качестве второго параметра. Это значение будет отображено, если получаемый раздел не определен:</text:p>
      <text:p text:style-name="P9"><text:span text:style-name="Source_20_Text">@yield('content', View::make('view.name'))</text:span></text:p>
      <text:p text:style-name="Standard">Представления Blade могут быть возвращены из маршрутов с помощью глобального <text:s/>помощника view:</text:p>
      <text:p text:style-name="Preformatted_20_Text"><text:span text:style-name="Source_20_Text">Route::get('blade', function () {</text:span></text:p>
      <text:p text:style-name="Preformatted_20_Text"><text:span text:style-name="Source_20_Text"><text:s text:c="4"/>return view('child');</text:span></text:p>
      <text:p text:style-name="P9"><text:span text:style-name="Source_20_Text">});</text:span></text:p>
      <text:p text:style-name="Standard"/>
      <text:p text:style-name="Standard"/>
      <text:p text:style-name="Standard">Displaying Data</text:p>
      <text:p text:style-name="Standard">Вы можете отображать данные, переданные в ваши Blade-представления, заключив переменную в фигурные скобки. Например, учитывая следующий маршрут:</text:p>
      <text:p text:style-name="Standard">Route::get('greeting', function () {</text:p>
      <text:p text:style-name="Standard"><text:s text:c="4"/>return view('welcome', ['name' =&gt; 'Samantha']);</text:p>
      <text:p text:style-name="Standard">});</text:p>
      <text:p text:style-name="Standard">Вы можете отобразить содержимое переменной name следующим образом:</text:p>
      <text:p text:style-name="Standard">Hello, {{ $name }}.</text:p>
      <text:p text:style-name="Standard"/>
      <text:p text:style-name="Standard">Операторы Blade {{}} автоматически отправляются через функцию PHP htmlspecialchars для предотвращения атак XSS.</text:p>
      <text:p text:style-name="Standard"/>
      <text:p text:style-name="Standard">Вы не ограничены отображением содержимого переменных, переданных в представление. Вы также можете повторить результаты любой функции PHP. Фактически, вы можете поместить любой PHP-код в выражение Blade echo:</text:p>
      <text:p text:style-name="Standard">The current UNIX timestamp is {{ time() }}.</text:p>
      <text:p text:style-name="Standard"/>
      <text:p text:style-name="Standard"/>
      <text:p text:style-name="P19">Displaying Unescaped Data <text:span text:style-name="T4">(</text:span><text:span text:style-name="T2">Отображение неэкранированных данных</text:span><text:span text:style-name="T4">)</text:span></text:p>
      <text:p text:style-name="Standard">По умолчанию операторы Blade {{}} автоматически отправляются через функцию PHP htmlspecialchars, чтобы предотвратить атаки XSS. Если вы не хотите, чтобы ваши данные были экранированы, вы можете использовать следующий синтаксис:</text:p>
      <text:p text:style-name="Standard">Hello, {!! $name !!}.</text:p>
      <text:p text:style-name="Standard">Будьте очень осторожны при повторении содержимого, предоставленного пользователями вашего приложения. Всегда используйте экранированный синтаксис двойной фигурной скобки, чтобы предотвратить атаки XSS при отображении данных, предоставленных пользователем.</text:p>
      <text:p text:style-name="Standard"/>
      <text:p text:style-name="Standard">Rendering JSON</text:p>
      <text:p text:style-name="Standard">Иногда вы можете передать массив вашему представлению с намерением отобразить его как JSON, чтобы инициализировать переменную JavaScript. Например:</text:p>
      <text:p text:style-name="Standard">&lt;script&gt;</text:p>
      <text:p text:style-name="Standard"><text:s text:c="4"/>var app = &lt;?php echo json_encode($array); ?&gt;;</text:p>
      <text:p text:style-name="Standard">&lt;/script&gt;</text:p>
      <text:p text:style-name="Standard">Однако вместо ручного вызова json_encode вы можете использовать директиву @json Blade. Директива @json принимает те же аргументы, что и функция PHP json_encode:</text:p>
      <text:p text:style-name="Standard">&lt;script&gt;</text:p>
      <text:p text:style-name="Standard"><text:s text:c="4"/>var app = @json($array);</text:p>
      <text:p text:style-name="Standard"/>
      <text:p text:style-name="Standard"><text:s text:c="4"/>var app = @json($array, JSON_PRETTY_PRINT);</text:p>
      <text:p text:style-name="Standard">&lt;/script&gt;</text:p>
      <text:p text:style-name="Standard"><text:soft-page-break/>Вы должны использовать директиву @json только для отображения существующих переменных как JSON. Шаблон Blade основан на регулярных выражениях, и попытки передать сложное выражение в директиву могут вызвать неожиданные сбои.</text:p>
      <text:p text:style-name="Standard"/>
      <text:p text:style-name="Standard">Кодировка HTML-объекта (HTML Entity Encoding)</text:p>
      <text:p text:style-name="Standard">По умолчанию Blade (и помощник Laravel e) будет дважды кодировать объекты HTML. Если вы хотите отключить двойное кодирование, вызовите метод Blade :: withoutDoubleEncoding из метода загрузки вашего AppServiceProvider:</text:p>
      <text:p text:style-name="Standard">&lt;?php</text:p>
      <text:p text:style-name="Standard"/>
      <text:p text:style-name="Standard">namespace App\Providers;</text:p>
      <text:p text:style-name="Standard"/>
      <text:p text:style-name="Standard">use Illuminate\Support\Facades\Blade;</text:p>
      <text:p text:style-name="Standard">use Illuminate\Support\ServiceProvider;</text:p>
      <text:p text:style-name="Standard"/>
      <text:p text:style-name="Standard">class AppServiceProvider extends ServiceProvider</text:p>
      <text:p text:style-name="Standard">{</text:p>
      <text:p text:style-name="Standard"><text:s text:c="4"/>/**</text:p>
      <text:p text:style-name="Standard"><text:s text:c="5"/>* Bootstrap any application services.</text:p>
      <text:p text:style-name="Standard"><text:s text:c="5"/>*</text:p>
      <text:p text:style-name="Standard"><text:s text:c="5"/>* @return void</text:p>
      <text:p text:style-name="Standard"><text:s text:c="5"/>*/</text:p>
      <text:p text:style-name="Standard"><text:s text:c="4"/>public function boot()</text:p>
      <text:p text:style-name="Standard"><text:s text:c="4"/>{</text:p>
      <text:p text:style-name="Standard"><text:s text:c="8"/>Blade::withoutDoubleEncoding();</text:p>
      <text:p text:style-name="Standard"><text:s text:c="4"/>}</text:p>
      <text:p text:style-name="Standard">}</text:p>
      <text:p text:style-name="Standard"/>
      <text:p text:style-name="Standard">Blade &amp; JavaScript Frameworks</text:p>
      <text:p text:style-name="Standard">Поскольку во многих фреймворках JavaScript также используются «фигурные» скобки, чтобы указать, что данное выражение должно отображаться в браузере, вы можете использовать символ @, чтобы сообщить механизму рендеринга Blade, что выражение должно оставаться нетронутым. Например:</text:p>
      <text:p text:style-name="Standard">&lt;h1&gt;Laravel&lt;/h1&gt;</text:p>
      <text:p text:style-name="Standard"/>
      <text:p text:style-name="Standard">Hello, @{{ name }}.</text:p>
      <text:p text:style-name="Standard">В этом примере Blade удалит символ @; однако выражение {{name}} останется нетронутым движком Blade, позволяя вместо этого отображать его в вашей среде JavaScript.</text:p>
      <text:p text:style-name="Standard"/>
      <text:p text:style-name="Standard">Символ @ также может использоваться для выхода из директив Blade:</text:p>
      <text:p text:style-name="Standard">{{-- Blade --}}</text:p>
      <text:p text:style-name="Standard">@@json()</text:p>
      <text:p text:style-name="Standard"/>
      <text:p text:style-name="Standard">&lt;!-- HTML output --&gt;</text:p>
      <text:p text:style-name="Standard">@json()</text:p>
      <text:p text:style-name="Standard"/>
      <text:p text:style-name="Standard">The @verbatim Directive</text:p>
      <text:p text:style-name="Standard">Если вы показываете переменные JavaScript в большой части своего шаблона, вы можете заключить HTML в директиву @verbatim, чтобы вам не приходилось добавлять к каждому оператору Blade echo префикс @:</text:p>
      <text:p text:style-name="Standard">@verbatim</text:p>
      <text:p text:style-name="Standard"><text:s text:c="4"/>&lt;div class="container"&gt;</text:p>
      <text:p text:style-name="Standard"><text:soft-page-break/><text:s text:c="8"/>Hello, {{ name }}.</text:p>
      <text:p text:style-name="Standard"><text:s text:c="4"/>&lt;/div&gt;</text:p>
      <text:p text:style-name="Standard">@endverbatim</text:p>
      <text:p text:style-name="Standard"/>
      <text:p text:style-name="Standard">Control Structures</text:p>
      <text:p text:style-name="Standard">Помимо наследования шаблонов и отображения данных, Blade также предоставляет удобные ярлыки для стандартных управляющих структур PHP, таких как условные операторы и циклы. Эти сочетания клавиш обеспечивают очень четкий и лаконичный способ работы со структурами управления PHP, но при этом остаются знакомыми своим аналогам PHP.</text:p>
      <text:p text:style-name="Standard"/>
      <text:p text:style-name="Standard">If Statements</text:p>
      <text:p text:style-name="Standard">Вы можете создавать операторы if, используя директивы @if, @elseif, @else и @endif. Эти директивы работают так же, как и их аналоги в PHP:</text:p>
      <text:p text:style-name="Standard">@if (count($records) === 1)</text:p>
      <text:p text:style-name="Standard"><text:s text:c="4"/>I have one record!</text:p>
      <text:p text:style-name="Standard">@elseif (count($records) &gt; 1)</text:p>
      <text:p text:style-name="Standard"><text:s text:c="4"/>I have multiple records!</text:p>
      <text:p text:style-name="Standard">@else</text:p>
      <text:p text:style-name="Standard"><text:s text:c="4"/>I don't have any records!</text:p>
      <text:p text:style-name="Standard">@endif</text:p>
      <text:p text:style-name="Standard">Для удобства Blade также предоставляет директиву @unless:</text:p>
      <text:p text:style-name="Standard">@unless (Auth::check())</text:p>
      <text:p text:style-name="Standard"><text:s text:c="4"/>You are not signed in.</text:p>
      <text:p text:style-name="Standard">@endunless</text:p>
      <text:p text:style-name="Standard">В дополнение к уже обсужденным условным директивам директивы @isset и @empty могут использоваться как удобные ярлыки для соответствующих функций PHP:</text:p>
      <text:p text:style-name="Standard">@isset($records)</text:p>
      <text:p text:style-name="Standard"><text:s text:c="4"/>// $records is defined and is not null...</text:p>
      <text:p text:style-name="Standard">@endisset</text:p>
      <text:p text:style-name="Standard"/>
      <text:p text:style-name="Standard">@empty($records)</text:p>
      <text:p text:style-name="Standard"><text:s text:c="4"/>// $records is "empty"...</text:p>
      <text:p text:style-name="Standard">@endempty</text:p>
      <text:p text:style-name="Standard"/>
      <text:p text:style-name="Standard">Authentication Directives</text:p>
      <text:p text:style-name="Standard">Директивы @auth и @guest могут использоваться для быстрого определения, аутентифицирован ли текущий пользователь или является гостем:</text:p>
      <text:p text:style-name="Standard">@auth</text:p>
      <text:p text:style-name="Standard"><text:s text:c="4"/>// The user is authenticated...</text:p>
      <text:p text:style-name="Standard">@endauth</text:p>
      <text:p text:style-name="Standard"/>
      <text:p text:style-name="Standard">@guest</text:p>
      <text:p text:style-name="Standard"><text:s text:c="4"/>// The user is not authenticated...</text:p>
      <text:p text:style-name="Standard">@endguest</text:p>
      <text:p text:style-name="Standard">При необходимости вы можете указать защиту аутентификации, которую следует проверять при использовании директив @auth и @guest:</text:p>
      <text:p text:style-name="Standard">@auth('admin')</text:p>
      <text:p text:style-name="Standard"><text:s text:c="4"/>// The user is authenticated...</text:p>
      <text:p text:style-name="Standard">@endauth</text:p>
      <text:p text:style-name="Standard"/>
      <text:p text:style-name="Standard">@guest('admin')</text:p>
      <text:p text:style-name="Standard"><text:s text:c="4"/>// The user is not authenticated...</text:p>
      <text:p text:style-name="Standard"><text:soft-page-break/>@endguest</text:p>
      <text:p text:style-name="Standard"/>
      <text:p text:style-name="Standard">Section Directives</text:p>
      <text:p text:style-name="Standard">Вы можете проверить, есть ли в разделе контент, используя директиву @hasSection:</text:p>
      <text:p text:style-name="Standard">@hasSection('navigation')</text:p>
      <text:p text:style-name="Standard"><text:s text:c="4"/>&lt;div class="pull-right"&gt;</text:p>
      <text:p text:style-name="Standard"><text:s text:c="8"/>@yield('navigation')</text:p>
      <text:p text:style-name="Standard"><text:s text:c="4"/>&lt;/div&gt;</text:p>
      <text:p text:style-name="Standard"/>
      <text:p text:style-name="Standard"><text:s text:c="4"/>&lt;div class="clearfix"&gt;&lt;/div&gt;</text:p>
      <text:p text:style-name="Standard">@endif</text:p>
      <text:p text:style-name="Standard">Вы можете использовать директиву sectionMissing, чтобы определить, нет ли в разделе содержимого:</text:p>
      <text:p text:style-name="Standard">@sectionMissing('navigation')</text:p>
      <text:p text:style-name="Standard"><text:s text:c="4"/>&lt;div class="pull-right"&gt;</text:p>
      <text:p text:style-name="Standard"><text:s text:c="8"/>@include('default-navigation')</text:p>
      <text:p text:style-name="Standard"><text:s text:c="4"/>&lt;/div&gt;</text:p>
      <text:p text:style-name="Standard">@endif</text:p>
      <text:p text:style-name="Standard"/>
      <text:p text:style-name="Standard">Environment Directives</text:p>
      <text:p text:style-name="Standard">Вы можете проверить, работает ли приложение в производственной среде, с помощью директивы @production:</text:p>
      <text:p text:style-name="Standard">@production</text:p>
      <text:p text:style-name="Standard"><text:s text:c="4"/>// Production specific content...</text:p>
      <text:p text:style-name="Standard">@endproduction</text:p>
      <text:p text:style-name="Standard">Или вы можете определить, работает ли приложение в определенной среде, с помощью директивы @env:</text:p>
      <text:p text:style-name="Standard">@env('staging')</text:p>
      <text:p text:style-name="Standard"><text:s text:c="4"/>// The application is running in "staging"...</text:p>
      <text:p text:style-name="Standard">@endenv</text:p>
      <text:p text:style-name="Standard"/>
      <text:p text:style-name="Standard">@env(['staging', 'production'])</text:p>
      <text:p text:style-name="Standard"><text:s text:c="4"/>// The application is running in "staging" or "production"...</text:p>
      <text:p text:style-name="Standard">@endenv</text:p>
      <text:p text:style-name="Standard"/>
      <text:p text:style-name="Standard">Switch Statements</text:p>
      <text:p text:style-name="Standard">Операторы переключения могут быть созданы с помощью директив @switch, @case, @break, @default и @endswitch:</text:p>
      <text:p text:style-name="Standard">@switch($i)</text:p>
      <text:p text:style-name="Standard"><text:s text:c="4"/>@case(1)</text:p>
      <text:p text:style-name="Standard"><text:s text:c="8"/>First case...</text:p>
      <text:p text:style-name="Standard"><text:s text:c="8"/>@break</text:p>
      <text:p text:style-name="Standard"/>
      <text:p text:style-name="Standard"><text:s text:c="4"/>@case(2)</text:p>
      <text:p text:style-name="Standard"><text:s text:c="8"/>Second case...</text:p>
      <text:p text:style-name="Standard"><text:s text:c="8"/>@break</text:p>
      <text:p text:style-name="Standard"/>
      <text:p text:style-name="Standard"><text:s text:c="4"/>@default</text:p>
      <text:p text:style-name="Standard"><text:s text:c="8"/>Default case...</text:p>
      <text:p text:style-name="Standard">@endswitch</text:p>
      <text:p text:style-name="Standard"/>
      <text:p text:style-name="Standard">Loops</text:p>
      <text:p text:style-name="Standard"><text:soft-page-break/>В дополнение к условным операторам Blade предоставляет простые директивы для работы со структурами циклов PHP. Опять же, каждая из этих директив функционирует идентично своим аналогам PHP:</text:p>
      <text:p text:style-name="Standard">@for ($i = 0; $i &lt; 10; $i++)</text:p>
      <text:p text:style-name="Standard"><text:s text:c="4"/>The current value is {{ $i }}</text:p>
      <text:p text:style-name="Standard">@endfor</text:p>
      <text:p text:style-name="Standard"/>
      <text:p text:style-name="Standard">@foreach ($users as $user)</text:p>
      <text:p text:style-name="Standard"><text:s text:c="4"/>&lt;p&gt;This is user {{ $user-&gt;id }}&lt;/p&gt;</text:p>
      <text:p text:style-name="Standard">@endforeach</text:p>
      <text:p text:style-name="Standard"/>
      <text:p text:style-name="Standard">@forelse ($users as $user)</text:p>
      <text:p text:style-name="Standard"><text:s text:c="4"/>&lt;li&gt;{{ $user-&gt;name }}&lt;/li&gt;</text:p>
      <text:p text:style-name="Standard">@empty</text:p>
      <text:p text:style-name="Standard"><text:s text:c="4"/>&lt;p&gt;No users&lt;/p&gt;</text:p>
      <text:p text:style-name="Standard">@endforelse</text:p>
      <text:p text:style-name="Standard"/>
      <text:p text:style-name="Standard">@while (true)</text:p>
      <text:p text:style-name="Standard"><text:s text:c="4"/>&lt;p&gt;I'm looping forever.&lt;/p&gt;</text:p>
      <text:p text:style-name="Standard">@endwhile</text:p>
      <text:p text:style-name="Standard">При создании цикла вы можете использовать переменную цикла, чтобы получить ценную информацию о цикле, например, находитесь ли вы на первой или последней итерации цикла.</text:p>
      <text:p text:style-name="Standard">При использовании циклов вы также можете завершить цикл или пропустить текущую итерацию:</text:p>
      <text:p text:style-name="Standard">@foreach ($users as $user)</text:p>
      <text:p text:style-name="Standard"><text:s text:c="4"/>@if ($user-&gt;type == 1)</text:p>
      <text:p text:style-name="Standard"><text:s text:c="8"/>@continue</text:p>
      <text:p text:style-name="Standard"><text:s text:c="4"/>@endif</text:p>
      <text:p text:style-name="Standard"/>
      <text:p text:style-name="Standard"><text:s text:c="4"/>&lt;li&gt;{{ $user-&gt;name }}&lt;/li&gt;</text:p>
      <text:p text:style-name="Standard"/>
      <text:p text:style-name="Standard"><text:s text:c="4"/>@if ($user-&gt;number == 5)</text:p>
      <text:p text:style-name="Standard"><text:s text:c="8"/>@break</text:p>
      <text:p text:style-name="Standard"><text:s text:c="4"/>@endif</text:p>
      <text:p text:style-name="Standard">@endforeach</text:p>
      <text:p text:style-name="Standard">Вы также можете включить условие с объявлением директивы в одну строку:</text:p>
      <text:p text:style-name="Standard">@foreach ($users as $user)</text:p>
      <text:p text:style-name="Standard"><text:s text:c="4"/>@continue($user-&gt;type == 1)</text:p>
      <text:p text:style-name="Standard"/>
      <text:p text:style-name="Standard"><text:s text:c="4"/>&lt;li&gt;{{ $user-&gt;name }}&lt;/li&gt;</text:p>
      <text:p text:style-name="Standard"/>
      <text:p text:style-name="Standard"><text:s text:c="4"/>@break($user-&gt;number == 5)</text:p>
      <text:p text:style-name="Standard">@endforeach</text:p>
      <text:p text:style-name="Standard"/>
      <text:p text:style-name="Standard">The Loop Variable</text:p>
      <text:p text:style-name="Standard">При зацикливании внутри вашего цикла будет доступна переменная $ loop. Эта переменная обеспечивает доступ к некоторым полезным битам информации, такой как индекс текущего цикла, а также к тому, является ли это первой или последней итерацией цикла:</text:p>
      <text:p text:style-name="Standard">@foreach ($users as $user)</text:p>
      <text:p text:style-name="Standard"><text:s text:c="4"/>@if ($loop-&gt;first)</text:p>
      <text:p text:style-name="Standard"><text:s text:c="8"/>This is the first iteration.</text:p>
      <text:p text:style-name="Standard"><text:s text:c="4"/>@endif</text:p>
      <text:p text:style-name="Standard"><text:soft-page-break/></text:p>
      <text:p text:style-name="Standard"><text:s text:c="4"/>@if ($loop-&gt;last)</text:p>
      <text:p text:style-name="Standard"><text:s text:c="8"/>This is the last iteration.</text:p>
      <text:p text:style-name="Standard"><text:s text:c="4"/>@endif</text:p>
      <text:p text:style-name="Standard"/>
      <text:p text:style-name="Standard"><text:s text:c="4"/>&lt;p&gt;This is user {{ $user-&gt;id }}&lt;/p&gt;</text:p>
      <text:p text:style-name="Standard">@endforeach</text:p>
      <text:p text:style-name="Standard">Если вы находитесь во вложенном цикле, вы можете получить доступ к переменной $ loop родительского цикла через свойство parent:</text:p>
      <text:p text:style-name="Standard">@foreach ($users as $user)</text:p>
      <text:p text:style-name="Standard"><text:s text:c="4"/>@foreach ($user-&gt;posts as $post)</text:p>
      <text:p text:style-name="Standard"><text:s text:c="8"/>@if ($loop-&gt;parent-&gt;first)</text:p>
      <text:p text:style-name="Standard"><text:s text:c="12"/>This is first iteration of the parent loop.</text:p>
      <text:p text:style-name="Standard"><text:s text:c="8"/>@endif</text:p>
      <text:p text:style-name="Standard"><text:s text:c="4"/>@endforeach</text:p>
      <text:p text:style-name="Standard">@endforeach</text:p>
      <text:p text:style-name="Standard">The $loop variable also contains a variety of other useful properties:</text:p>
      <text:p text:style-name="Standard">https://laravel.com/docs/8.x/blade</text:p>
      <text:p text:style-name="Standard"/>
      <text:p text:style-name="Standard">Comments</text:p>
      <text:p text:style-name="Standard">Blade также позволяет вам определять комментарии в ваших представлениях. Однако, в отличие от комментариев HTML, комментарии Blade не включаются в HTML, возвращаемый вашим приложением:</text:p>
      <text:p text:style-name="Standard">{{-- This comment will not be present in the rendered HTML --}}</text:p>
      <text:p text:style-name="Standard"/>
      <text:p text:style-name="Standard">PHP</text:p>
      <text:p text:style-name="Standard">В некоторых ситуациях полезно встраивать PHP-код в ваши представления. Вы можете использовать директиву Blade @php для выполнения блока простого PHP в вашем шаблоне:</text:p>
      <text:p text:style-name="Standard">@php</text:p>
      <text:p text:style-name="Standard"><text:s text:c="4"/>//</text:p>
      <text:p text:style-name="Standard">@endphp</text:p>
      <text:p text:style-name="Standard">Хотя Blade предоставляет эту функцию, частое ее использование может указывать на то, что в ваш шаблон встроено слишком много логики.</text:p>
      <text:p text:style-name="Standard"/>
      <text:p text:style-name="Standard">The @once Directive</text:p>
      <text:p text:style-name="Standard">Директива @once позволяет вам определять часть шаблона, которая будет оцениваться только один раз за цикл рендеринга. Это может быть полезно для вставки заданного фрагмента JavaScript в заголовок страницы с помощью стеков. Например, если вы визуализируете данный компонент в цикле, вы можете захотеть вставить JavaScript в заголовок только при первой визуализации компонента:</text:p>
      <text:p text:style-name="Standard">@once</text:p>
      <text:p text:style-name="Standard"><text:s text:c="4"/>@push('scripts')</text:p>
      <text:p text:style-name="Standard"><text:s text:c="8"/>&lt;script&gt;</text:p>
      <text:p text:style-name="Standard"><text:s text:c="12"/>// Your custom JavaScript...</text:p>
      <text:p text:style-name="Standard"><text:s text:c="8"/>&lt;/script&gt;</text:p>
      <text:p text:style-name="Standard"><text:s text:c="4"/>@endpush</text:p>
      <text:p text:style-name="Standard">@endonce</text:p>
      <text:p text:style-name="Standard"/>
      <text:p text:style-name="Standard">Forms</text:p>
      <text:p text:style-name="Standard">CSRF Field</text:p>
      <text:p text:style-name="Standard"><text:soft-page-break/>Каждый раз, когда вы определяете HTML-форму в своем приложении, вы должны включать в форму скрытое поле токена CSRF, чтобы промежуточное ПО защиты CSRF могло проверить запрос. Вы можете использовать директиву @csrf Blade для создания поля токена:</text:p>
      <text:p text:style-name="Standard">&lt;form method="POST" action="/profile"&gt;</text:p>
      <text:p text:style-name="Standard"><text:s text:c="4"/>@csrf</text:p>
      <text:p text:style-name="Standard"/>
      <text:p text:style-name="Standard"><text:s text:c="4"/>...</text:p>
      <text:p text:style-name="Standard">&lt;/form&gt;</text:p>
      <text:p text:style-name="Standard">Мое: и я должен понимать что такое csrf токен, зачем и почему. Что за взлом. Нужно знать все букваольно.</text:p>
      <text:p text:style-name="Standard"/>
      <text:p text:style-name="Standard">Method Field</text:p>
      <text:p text:style-name="Standard">Поскольку HTML-формы не могут выполнять запросы PUT, PATCH или DELETE, вам нужно будет добавить скрытое поле _method для подмены этих HTTP-глаголов. Директива @method Blade может создать для вас это поле:</text:p>
      <text:p text:style-name="Standard">&lt;form action="/foo/bar" method="POST"&gt;</text:p>
      <text:p text:style-name="Standard"><text:s text:c="4"/>@method('PUT')</text:p>
      <text:p text:style-name="Standard"/>
      <text:p text:style-name="Standard"><text:s text:c="4"/>...</text:p>
      <text:p text:style-name="Standard">&lt;/form&gt;</text:p>
      <text:p text:style-name="Standard"/>
      <text:p text:style-name="Standard">Validation Errors</text:p>
      <text:p text:style-name="Standard">Директива @error может использоваться для быстрой проверки наличия сообщений об ошибках проверки для данного атрибута. В директиве @error вы можете повторить переменную $ message, чтобы отобразить сообщение об ошибке:</text:p>
      <text:p text:style-name="Standard">&lt;!-- /resources/views/post/create.blade.php --&gt;</text:p>
      <text:p text:style-name="Standard"/>
      <text:p text:style-name="Standard">&lt;label for="title"&gt;Post Title&lt;/label&gt;</text:p>
      <text:p text:style-name="Standard"/>
      <text:p text:style-name="Standard">&lt;input id="title" type="text" class="@error('title') is-invalid @enderror"&gt;</text:p>
      <text:p text:style-name="Standard"/>
      <text:p text:style-name="Standard">@error('title')</text:p>
      <text:p text:style-name="Standard"><text:s text:c="4"/>&lt;div class="alert alert-danger"&gt;{{ $message }}&lt;/div&gt;</text:p>
      <text:p text:style-name="Standard">@enderror</text:p>
      <text:p text:style-name="Standard">Вы можете передать имя определенного пакета ошибок в качестве второго параметра директиве @error для получения сообщений об ошибках проверки на страницах, содержащих несколько форм:</text:p>
      <text:p text:style-name="Standard">&lt;!-- /resources/views/auth.blade.php --&gt;</text:p>
      <text:p text:style-name="Standard"/>
      <text:p text:style-name="Standard">&lt;label for="email"&gt;Email address&lt;/label&gt;</text:p>
      <text:p text:style-name="Standard"/>
      <text:p text:style-name="Standard">&lt;input id="email" type="email" class="@error('email', 'login') is-invalid @enderror"&gt;</text:p>
      <text:p text:style-name="Standard"/>
      <text:p text:style-name="Standard">@error('email', 'login')</text:p>
      <text:p text:style-name="Standard"><text:s text:c="4"/>&lt;div class="alert alert-danger"&gt;{{ $message }}&lt;/div&gt;</text:p>
      <text:p text:style-name="Standard">@enderror</text:p>
      <text:p text:style-name="Standard"/>
      <text:p text:style-name="Standard">Components</text:p>
      <text:p text:style-name="Standard">Компоненты и слоты обеспечивают те же преимущества, что и разделы и макеты; однако некоторым может быть легче понять мысленную модель компонентов и слотов. Есть два подхода к написанию компонентов: компоненты на основе классов и анонимные компоненты.</text:p>
      <text:p text:style-name="Standard"/>
      <text:p text:style-name="Standard"><text:soft-page-break/>Чтобы создать компонент на основе класса, вы можете использовать Artisan-команду make: component. Чтобы проиллюстрировать, как использовать компоненты, мы создадим простой компонент Alert. Команда make: component поместит компонент в каталог App \ View \ Components:</text:p>
      <text:p text:style-name="Standard">php artisan make:component Alert</text:p>
      <text:p text:style-name="Standard">Команда make: component также создаст шаблон представления для компонента. Представление будет помещено в каталог resources / views / components.</text:p>
      <text:p text:style-name="Standard"/>
      <text:p text:style-name="Standard">Manually Registering Package Components</text:p>
      <text:p text:style-name="Standard">При написании компонентов для вашего собственного приложения компоненты автоматически обнаруживаются в каталоге app / View / Components и resources / views / components.</text:p>
      <text:p text:style-name="Standard"/>
      <text:p text:style-name="Standard">Однако, если вы создаете пакет, который использует компоненты Blade, вам необходимо вручную зарегистрировать класс компонента и его псевдоним HTML-тега. Обычно вы должны зарегистрировать свои компоненты в методе boot поставщика услуг вашего пакета:</text:p>
      <text:p text:style-name="Standard">use Illuminate\Support\Facades\Blade;</text:p>
      <text:p text:style-name="Standard"/>
      <text:p text:style-name="Standard">/**</text:p>
      <text:p text:style-name="Standard"><text:s/>* Bootstrap your package's services.</text:p>
      <text:p text:style-name="Standard"><text:s/>*/</text:p>
      <text:p text:style-name="Standard">public function boot()</text:p>
      <text:p text:style-name="Standard">{</text:p>
      <text:p text:style-name="Standard"><text:s text:c="4"/>Blade::component('package-alert', AlertComponent::class);</text:p>
      <text:p text:style-name="Standard">}</text:p>
      <text:p text:style-name="Standard">После того, как ваш компонент был зарегистрирован, он может отображаться с использованием псевдонима тега:</text:p>
      <text:p text:style-name="Standard">&lt;x-package-alert/&gt;</text:p>
      <text:p text:style-name="Standard">В качестве альтернативы вы можете использовать метод componentNamespace для автоматической загрузки классов компонентов по соглашению. Например, пакет Nightshade может иметь компоненты Calendar и ColorPicker, которые находятся в пространстве имен Package \ Views \ Components:</text:p>
      <text:p text:style-name="Standard">use Illuminate\Support\Facades\Blade;</text:p>
      <text:p text:style-name="Standard"/>
      <text:p text:style-name="Standard">/**</text:p>
      <text:p text:style-name="Standard"><text:s/>* Bootstrap your package's services.</text:p>
      <text:p text:style-name="Standard"><text:s/>*/</text:p>
      <text:p text:style-name="Standard">public function boot()</text:p>
      <text:p text:style-name="Standard">{</text:p>
      <text:p text:style-name="Standard"><text:s text:c="4"/>Blade::componentNamespace('Nightshade\\Views\\Components', 'nightshade');</text:p>
      <text:p text:style-name="Standard">}</text:p>
      <text:p text:style-name="Standard">Это позволит использовать компоненты пакета в пространстве имен их поставщиков, используя package-name :: синтаксис:</text:p>
      <text:p text:style-name="Standard">&lt;x-nightshade::calendar /&gt;</text:p>
      <text:p text:style-name="Standard">&lt;x-nightshade::color-picker /&gt;</text:p>
      <text:p text:style-name="Standard">Blade автоматически обнаружит класс, связанный с этим компонентом, заключив имя компонента в паскаль. Подкаталоги также поддерживаются с использованием "точечной" нотации.</text:p>
      <text:p text:style-name="Standard"/>
      <text:p text:style-name="Standard">Displaying Components</text:p>
      <text:p text:style-name="Standard"><text:soft-page-break/>Для отображения компонента вы можете использовать тег компонента Blade в одном из ваших шаблонов Blade. Теги компонентов Blade начинаются со строки x-, за которой следует имя кебаба класса компонента:</text:p>
      <text:p text:style-name="Standard">&lt;x-alert/&gt;</text:p>
      <text:p text:style-name="Standard"/>
      <text:p text:style-name="Standard">&lt;x-user-profile/&gt;</text:p>
      <text:p text:style-name="Standard">Если класс компонента вложен глубже в каталог App \ View \ Components, вы можете использовать расширение. символ для обозначения вложенности каталогов. Например, если мы предполагаем, что компонент находится в App \ View \ Components \ Inputs \ Button.php, мы можем отобразить его так:</text:p>
      <text:p text:style-name="Standard">&lt;x-inputs.button/&gt;</text:p>
      <text:p text:style-name="Standard"/>
      <text:p text:style-name="Standard">Passing Data To Components</text:p>
      <text:p text:style-name="Standard">Вы можете передавать данные компонентам Blade, используя атрибуты HTML. Жестко запрограммированные примитивные значения могут быть переданы компоненту с помощью простых атрибутов HTML. Выражения и переменные PHP должны передаваться компоненту через атрибуты, которые используют символ: в качестве префикса:</text:p>
      <text:p text:style-name="Standard">&lt;x-alert type="error" :message="$message"/&gt;</text:p>
      <text:p text:style-name="Standard">Вы должны определить необходимые данные компонента в его конструкторе класса. Все общедоступные свойства компонента будут автоматически доступны в представлении компонента. Нет необходимости передавать данные в представление из метода render компонента:</text:p>
      <text:p text:style-name="Standard">&lt;?php</text:p>
      <text:p text:style-name="Standard"/>
      <text:p text:style-name="Standard">namespace App\View\Components;</text:p>
      <text:p text:style-name="Standard"/>
      <text:p text:style-name="Standard">use Illuminate\View\Component;</text:p>
      <text:p text:style-name="Standard"/>
      <text:p text:style-name="Standard">class Alert extends Component</text:p>
      <text:p text:style-name="Standard">{</text:p>
      <text:p text:style-name="Standard"><text:s text:c="4"/>/**</text:p>
      <text:p text:style-name="Standard"><text:s text:c="5"/>* The alert type.</text:p>
      <text:p text:style-name="Standard"><text:s text:c="5"/>*</text:p>
      <text:p text:style-name="Standard"><text:s text:c="5"/>* @var string</text:p>
      <text:p text:style-name="Standard"><text:s text:c="5"/>*/</text:p>
      <text:p text:style-name="Standard"><text:s text:c="4"/>public $type;</text:p>
      <text:p text:style-name="Standard"/>
      <text:p text:style-name="Standard"><text:s text:c="4"/>/**</text:p>
      <text:p text:style-name="Standard"><text:s text:c="5"/>* The alert message.</text:p>
      <text:p text:style-name="Standard"><text:s text:c="5"/>*</text:p>
      <text:p text:style-name="Standard"><text:s text:c="5"/>* @var string</text:p>
      <text:p text:style-name="Standard"><text:s text:c="5"/>*/</text:p>
      <text:p text:style-name="Standard"><text:s text:c="4"/>public $message;</text:p>
      <text:p text:style-name="Standard"/>
      <text:p text:style-name="Standard"><text:s text:c="4"/>/**</text:p>
      <text:p text:style-name="Standard"><text:s text:c="5"/>* Create the component instance.</text:p>
      <text:p text:style-name="Standard"><text:s text:c="5"/>*</text:p>
      <text:p text:style-name="Standard"><text:s text:c="5"/>* @param <text:s/>string <text:s/>$type</text:p>
      <text:p text:style-name="Standard"><text:s text:c="5"/>* @param <text:s/>string <text:s/>$message</text:p>
      <text:p text:style-name="Standard"><text:s text:c="5"/>* @return void</text:p>
      <text:p text:style-name="Standard"><text:s text:c="5"/>*/</text:p>
      <text:p text:style-name="Standard"><text:s text:c="4"/>public function __construct($type, $message)</text:p>
      <text:p text:style-name="Standard"><text:soft-page-break/><text:s text:c="4"/>{</text:p>
      <text:p text:style-name="Standard"><text:s text:c="8"/>$this-&gt;type = $type;</text:p>
      <text:p text:style-name="Standard"><text:s text:c="8"/>$this-&gt;message = $message;</text:p>
      <text:p text:style-name="Standard"><text:s text:c="4"/>}</text:p>
      <text:p text:style-name="Standard"/>
      <text:p text:style-name="Standard"><text:s text:c="4"/>/**</text:p>
      <text:p text:style-name="Standard"><text:s text:c="5"/>* Get the view / contents that represent the component.</text:p>
      <text:p text:style-name="Standard"><text:s text:c="5"/>*</text:p>
      <text:p text:style-name="Standard"><text:s text:c="5"/>* @return \Illuminate\View\View|\Closure|string</text:p>
      <text:p text:style-name="Standard"><text:s text:c="5"/>*/</text:p>
      <text:p text:style-name="Standard"><text:s text:c="4"/>public function render()</text:p>
      <text:p text:style-name="Standard"><text:s text:c="4"/>{</text:p>
      <text:p text:style-name="Standard"><text:s text:c="8"/>return view('components.alert');</text:p>
      <text:p text:style-name="Standard"><text:s text:c="4"/>}</text:p>
      <text:p text:style-name="Standard">}</text:p>
      <text:p text:style-name="Standard">Когда ваш компонент визуализируется, вы можете отображать содержимое общедоступных переменных вашего компонента, повторяя переменные по имени:</text:p>
      <text:p text:style-name="Standard">&lt;div class="alert alert-{{ $type }}"&gt;</text:p>
      <text:p text:style-name="Standard"><text:s text:c="4"/>{{ $message }}</text:p>
      <text:p text:style-name="Standard">&lt;/div&gt;</text:p>
      <text:p text:style-name="Standard"/>
      <text:p text:style-name="Standard">Casing</text:p>
      <text:p text:style-name="Standard">Аргументы конструктора компонентов должны быть указаны с использованием camelCase, а kebab-case следует использовать при ссылке на имена аргументов в ваших атрибутах HTML. Например, учитывая следующий конструктор компонента:</text:p>
      <text:p text:style-name="Standard">/**</text:p>
      <text:p text:style-name="Standard"><text:s/>* Create the component instance.</text:p>
      <text:p text:style-name="Standard"><text:s/>*</text:p>
      <text:p text:style-name="Standard"><text:s/>* @param <text:s/>string <text:s/>$alertType</text:p>
      <text:p text:style-name="Standard"><text:s/>* @return void</text:p>
      <text:p text:style-name="Standard"><text:s/>*/</text:p>
      <text:p text:style-name="Standard">public function __construct($alertType)</text:p>
      <text:p text:style-name="Standard">{</text:p>
      <text:p text:style-name="Standard"><text:s text:c="4"/>$this-&gt;alertType = $alertType;</text:p>
      <text:p text:style-name="Standard">}</text:p>
      <text:p text:style-name="Standard">Аргумент $ alertType может быть предоставлен следующим образом:</text:p>
      <text:p text:style-name="Standard">&lt;x-alert alert-type="danger" /&gt;</text:p>
      <text:p text:style-name="Standard"/>
      <text:p text:style-name="Standard">Component Methods</text:p>
      <text:p text:style-name="Standard">В дополнение к общедоступным переменным, доступным для вашего шаблона компонента, также могут выполняться любые общедоступные методы компонента. Например, представьте компонент, у которого есть метод isSelected:</text:p>
      <text:p text:style-name="Standard">/**</text:p>
      <text:p text:style-name="Standard"><text:s/>* Determine if the given option is the current selected option.</text:p>
      <text:p text:style-name="Standard"><text:s/>*</text:p>
      <text:p text:style-name="Standard"><text:s/>* @param <text:s/>string <text:s/>$option</text:p>
      <text:p text:style-name="Standard"><text:s/>* @return bool</text:p>
      <text:p text:style-name="Standard"><text:s/>*/</text:p>
      <text:p text:style-name="Standard">public function isSelected($option)</text:p>
      <text:p text:style-name="Standard">{</text:p>
      <text:p text:style-name="Standard"><text:s text:c="4"/>return $option === $this-&gt;selected;</text:p>
      <text:p text:style-name="Standard">}</text:p>
      <text:p text:style-name="Standard"><text:soft-page-break/>You may execute this method from your component template by invoking the variable matching the name of the method:</text:p>
      <text:p text:style-name="Standard">&lt;option {{ $isSelected($value) ? 'selected="selected"' : '' }} value="{{ $value }}"&gt;</text:p>
      <text:p text:style-name="Standard"><text:s text:c="4"/>{{ $label }}</text:p>
      <text:p text:style-name="Standard">&lt;/option&gt;</text:p>
      <text:p text:style-name="Standard"/>
      <text:p text:style-name="Standard">Using Attributes &amp; Slots Inside The Class</text:p>
      <text:p text:style-name="Standard">Компоненты Blade также позволяют получить доступ к имени компонента, атрибутам и слоту внутри метода рендеринга класса. Однако для доступа к этим данным вы должны вернуть Closure из метода render вашего компонента. Closure получит массив $ data в качестве единственного аргумента:</text:p>
      <text:p text:style-name="Standard">/**</text:p>
      <text:p text:style-name="Standard"><text:s/>* Get the view / contents that represent the component.</text:p>
      <text:p text:style-name="Standard"><text:s/>*</text:p>
      <text:p text:style-name="Standard"><text:s/>* @return \Illuminate\View\View|\Closure|string</text:p>
      <text:p text:style-name="Standard"><text:s/>*/</text:p>
      <text:p text:style-name="Standard">public function render()</text:p>
      <text:p text:style-name="Standard">{</text:p>
      <text:p text:style-name="Standard"><text:s text:c="4"/>return function (array $data) {</text:p>
      <text:p text:style-name="Standard"><text:s text:c="8"/>// $data['componentName'];</text:p>
      <text:p text:style-name="Standard"><text:s text:c="8"/>// $data['attributes'];</text:p>
      <text:p text:style-name="Standard"><text:s text:c="8"/>// $data['slot'];</text:p>
      <text:p text:style-name="Standard"/>
      <text:p text:style-name="Standard"><text:s text:c="8"/>return '&lt;div&gt;Components content&lt;/div&gt;';</text:p>
      <text:p text:style-name="Standard"><text:s text:c="4"/>};</text:p>
      <text:p text:style-name="Standard">}</text:p>
      <text:p text:style-name="Standard">ComponentName равно имени, используемому в теге HTML после префикса x-. Таким образом, имя компонента &lt;x-alert /&gt; будет alert. Элемент attributes будет содержать все атрибуты, которые присутствовали в теге HTML. Элемент slot - это экземпляр Illuminate \ Support \ HtmlString с содержимым слота из компонента.</text:p>
      <text:p text:style-name="Standard"/>
      <text:p text:style-name="Standard">Замыкание должно вернуть строку. Если возвращенная строка соответствует существующему представлению, это представление будет визуализировано; в противном случае возвращенная строка будет оцениваться как встроенное представление Blade.</text:p>
      <text:p text:style-name="Standard"/>
      <text:p text:style-name="Standard">Additional Dependencies</text:p>
      <text:p text:style-name="Standard">Если вашему компоненту требуются зависимости от сервис-контейнера Laravel, вы можете указать их перед любыми атрибутами данных компонента, и они будут автоматически введены контейнером:</text:p>
      <text:p text:style-name="Standard">use App\Services\AlertCreator</text:p>
      <text:p text:style-name="Standard"/>
      <text:p text:style-name="Standard">/**</text:p>
      <text:p text:style-name="Standard"><text:s/>* Create the component instance.</text:p>
      <text:p text:style-name="Standard"><text:s/>*</text:p>
      <text:p text:style-name="Standard"><text:s/>* @param <text:s/>\App\Services\AlertCreator <text:s/>$creator</text:p>
      <text:p text:style-name="Standard"><text:s/>* @param <text:s/>string <text:s/>$type</text:p>
      <text:p text:style-name="Standard"><text:s/>* @param <text:s/>string <text:s/>$message</text:p>
      <text:p text:style-name="Standard"><text:s/>* @return void</text:p>
      <text:p text:style-name="Standard"><text:s/>*/</text:p>
      <text:p text:style-name="Standard">public function __construct(AlertCreator $creator, $type, $message)</text:p>
      <text:p text:style-name="Standard">{</text:p>
      <text:p text:style-name="Standard"><text:s text:c="4"/>$this-&gt;creator = $creator;</text:p>
      <text:p text:style-name="Standard"><text:soft-page-break/><text:s text:c="4"/>$this-&gt;type = $type;</text:p>
      <text:p text:style-name="Standard"><text:s text:c="4"/>$this-&gt;message = $message;</text:p>
      <text:p text:style-name="Standard">}</text:p>
      <text:p text:style-name="Standard"/>
      <text:p text:style-name="Standard">Managing Attributes</text:p>
      <text:p text:style-name="Standard">Мы уже рассмотрели, как передавать атрибуты данных в компонент; однако иногда может потребоваться указать дополнительные атрибуты HTML, например класс, которые не являются частью данных, необходимых для функционирования компонента. Как правило, вы хотите передать эти дополнительные атрибуты корневому элементу шаблона компонента. Например, представьте, что мы хотим отобразить компонент alert следующим образом:</text:p>
      <text:p text:style-name="Standard">&lt;x-alert type="error" :message="$message" class="mt-4"/&gt;</text:p>
      <text:p text:style-name="Standard">Все атрибуты, которые не являются частью конструктора компонента, будут автоматически добавлены в «мешок атрибутов» компонента. Этот пакет атрибутов автоматически становится доступным для компонента через переменную $ attributes. Все атрибуты могут отображаться в компоненте путем повторения этой переменной:</text:p>
      <text:p text:style-name="Standard">&lt;div {{ $attributes }}&gt;</text:p>
      <text:p text:style-name="Standard"><text:s text:c="4"/>&lt;!-- Component Content --&gt;</text:p>
      <text:p text:style-name="Standard">&lt;/div&gt;</text:p>
      <text:p text:style-name="Standard">Использование директив, таких как @env, непосредственно в компоненте в настоящее время не поддерживается.</text:p>
      <text:p text:style-name="Standard"/>
      <text:p text:style-name="Standard">Default / Merged Attributes</text:p>
      <text:p text:style-name="Standard">Иногда вам может потребоваться указать значения по умолчанию для атрибутов или добавить дополнительные значения в некоторые атрибуты компонента. Для этого вы можете использовать метод merge атрибута bag:<text:tab/></text:p>
      <text:p text:style-name="Standard">&lt;div {{ $attributes-&gt;merge(['class' =&gt; 'alert alert-'.$type]) }}&gt;</text:p>
      <text:p text:style-name="Standard"><text:s text:c="4"/>{{ $message }}</text:p>
      <text:p text:style-name="Standard">&lt;/div&gt;</text:p>
      <text:p text:style-name="Standard">Если предположить, что этот компонент используется так:</text:p>
      <text:p text:style-name="Standard">&lt;x-alert type="error" :message="$message" class="mb-4"/&gt;</text:p>
      <text:p text:style-name="Standard">Окончательный обработанный HTML-код компонента будет выглядеть следующим образом:</text:p>
      <text:p text:style-name="Standard">&lt;div class="alert alert-error mb-4"&gt;</text:p>
      <text:p text:style-name="Standard"><text:s text:c="4"/>&lt;!-- Contents of the $message variable --&gt;</text:p>
      <text:p text:style-name="Standard">&lt;/div&gt;</text:p>
      <text:p text:style-name="Standard"/>
      <text:p text:style-name="Standard">Non-Class Attribute Merging</text:p>
      <text:p text:style-name="Standard">При слиянии атрибутов, которые не являются атрибутами класса, значения, предоставленные методу merge, будут считаться значениями «по умолчанию» атрибута, которые могут быть перезаписаны потребителем компонента. В отличие от атрибутов класса, атрибуты, не относящиеся к классу, не добавляются друг к другу. Например, компонент button может выглядеть следующим образом:</text:p>
      <text:p text:style-name="Standard">&lt;button {{ $attributes-&gt;merge(['type' =&gt; 'button']) }}&gt;</text:p>
      <text:p text:style-name="Standard"><text:s text:c="4"/>{{ $slot }}</text:p>
      <text:p text:style-name="Standard">&lt;/button&gt;</text:p>
      <text:p text:style-name="Standard">Чтобы отобразить компонент кнопки с настраиваемым type, его можно указать при использовании компонента. Если тип не указан, будет использоваться тип button:</text:p>
      <text:p text:style-name="Standard">&lt;x-button type="submit"&gt;</text:p>
      <text:p text:style-name="Standard"><text:s text:c="4"/>Submit</text:p>
      <text:p text:style-name="Standard">&lt;/x-button&gt;</text:p>
      <text:p text:style-name="Standard">Отрендеренный HTML-код компонента button в этом примере будет:</text:p>
      <text:p text:style-name="Standard">&lt;button type="submit"&gt;</text:p>
      <text:p text:style-name="Standard"><text:s text:c="4"/>Submit</text:p>
      <text:p text:style-name="Standard"><text:soft-page-break/>&lt;/button&gt;</text:p>
      <text:p text:style-name="Standard">Если вы хотите, чтобы значения атрибута, отличного от класса, были добавлены вместе, вы можете использовать метод prepends:</text:p>
      <text:p text:style-name="Standard">&lt;div {{ $attributes-&gt;merge(['data-controller' =&gt; $attributes-&gt;prepends('profile-controller')]) }}&gt;</text:p>
      <text:p text:style-name="Standard"><text:s text:c="4"/>{{ $slot }}</text:p>
      <text:p text:style-name="Standard">&lt;/div&gt;</text:p>
      <text:p text:style-name="Standard"/>
      <text:p text:style-name="Standard">Filtering Attributes</text:p>
      <text:p text:style-name="Standard">Вы можете фильтровать атрибуты, используя метод filter. Этот метод принимает Closure, который должен вернуть true, если вы хотите сохранить атрибут в сумке атрибутов:</text:p>
      <text:p text:style-name="Standard">{{ $attributes-&gt;filter(fn ($value, $key) =&gt; $key == 'foo') }}</text:p>
      <text:p text:style-name="Standard">Для удобства вы можете использовать метод whereStartsWith для получения всех атрибутов, ключи которых начинаются с заданной строки:</text:p>
      <text:p text:style-name="Standard">{{ $attributes-&gt;whereStartsWith('wire:model') }}</text:p>
      <text:p text:style-name="Standard">Используя first метод, вы можете отобразить первый атрибут в заданном пакете атрибутов:</text:p>
      <text:p text:style-name="Standard">{{ $attributes-&gt;whereStartsWith('wire:model')-&gt;first() }}</text:p>
      <text:p text:style-name="Standard"/>
      <text:p text:style-name="Standard">Slots</text:p>
      <text:p text:style-name="Standard">Часто вам нужно будет передать дополнительный контент вашему компоненту через «слоты». Представим, что созданный нами компонент alert имеет следующую разметку:</text:p>
      <text:p text:style-name="Standard">&lt;!-- /resources/views/components/alert.blade.php --&gt;</text:p>
      <text:p text:style-name="Standard"/>
      <text:p text:style-name="Standard">&lt;div class="alert alert-danger"&gt;</text:p>
      <text:p text:style-name="Standard"><text:s text:c="4"/>{{ $slot }}</text:p>
      <text:p text:style-name="Standard">&lt;/div&gt;</text:p>
      <text:p text:style-name="Standard">Мы можем передавать контент в slot, вставляя контент в компонент:</text:p>
      <text:p text:style-name="Standard">&lt;x-alert&gt;</text:p>
      <text:p text:style-name="Standard"><text:s text:c="4"/>&lt;strong&gt;Whoops!&lt;/strong&gt; Something went wrong!</text:p>
      <text:p text:style-name="Standard">&lt;/x-alert&gt;</text:p>
      <text:p text:style-name="Standard">Иногда компоненту может потребоваться отобразить несколько разных слотов в разных местах внутри компонента. Давайте изменим наш компонент предупреждений, чтобы учесть добавление «заголовка»:</text:p>
      <text:p text:style-name="Standard">&lt;!-- /resources/views/components/alert.blade.php --&gt;</text:p>
      <text:p text:style-name="Standard"/>
      <text:p text:style-name="Standard">&lt;span class="alert-title"&gt;{{ $title }}&lt;/span&gt;</text:p>
      <text:p text:style-name="Standard"/>
      <text:p text:style-name="Standard">&lt;div class="alert alert-danger"&gt;</text:p>
      <text:p text:style-name="Standard"><text:s text:c="4"/>{{ $slot }}</text:p>
      <text:p text:style-name="Standard">&lt;/div&gt;</text:p>
      <text:p text:style-name="Standard">Вы можете определить содержимое названного слота, используя тег x-slot. Любой контент, не входящий в тег x-slot, будет передан компоненту в переменной $ slot:</text:p>
      <text:p text:style-name="Standard">&lt;x-alert&gt;</text:p>
      <text:p text:style-name="Standard"><text:s text:c="4"/>&lt;x-slot name="title"&gt;</text:p>
      <text:p text:style-name="Standard"><text:s text:c="8"/>Server Error</text:p>
      <text:p text:style-name="Standard"><text:s text:c="4"/>&lt;/x-slot&gt;</text:p>
      <text:p text:style-name="Standard"/>
      <text:p text:style-name="Standard"><text:s text:c="4"/>&lt;strong&gt;Whoops!&lt;/strong&gt; Something went wrong!</text:p>
      <text:p text:style-name="Standard">&lt;/x-alert&gt;</text:p>
      <text:p text:style-name="Standard"/>
      <text:p text:style-name="Standard">Scoped Slots</text:p>
      <text:p text:style-name="Standard">Если вы использовали платформу JavaScript, такую как Vue, вы, возможно, знакомы с «слотами с заданной областью», которые позволяют получать доступ к данным или методам <text:soft-page-break/>из компонента в вашем слоте. Вы можете добиться аналогичного поведения в Laravel, определив общедоступные методы или свойства в вашем компоненте и получив доступ к компоненту в вашем слоте через переменную $ component:</text:p>
      <text:p text:style-name="Standard">&lt;x-alert&gt;</text:p>
      <text:p text:style-name="Standard"><text:s text:c="4"/>&lt;x-slot name="title"&gt;</text:p>
      <text:p text:style-name="Standard"><text:s text:c="8"/>{{ $component-&gt;formatAlert('Server Error') }}</text:p>
      <text:p text:style-name="Standard"><text:s text:c="4"/>&lt;/x-slot&gt;</text:p>
      <text:p text:style-name="Standard"/>
      <text:p text:style-name="Standard"><text:s text:c="4"/>&lt;strong&gt;Whoops!&lt;/strong&gt; Something went wrong!</text:p>
      <text:p text:style-name="Standard">&lt;/x-alert&gt;</text:p>
      <text:p text:style-name="Standard"/>
      <text:p text:style-name="Standard">Inline Component Views</text:p>
      <text:p text:style-name="Standard">Для очень маленьких компонентов может показаться обременительным управлять как классом компонента, так и шаблоном представления компонента. По этой причине вы можете вернуть разметку компонента непосредственно из метода render:</text:p>
      <text:p text:style-name="Standard">/**</text:p>
      <text:p text:style-name="Standard"><text:s/>* Get the view / contents that represent the component.</text:p>
      <text:p text:style-name="Standard"><text:s/>*</text:p>
      <text:p text:style-name="Standard"><text:s/>* @return \Illuminate\View\View|\Closure|string</text:p>
      <text:p text:style-name="Standard"><text:s/>*/</text:p>
      <text:p text:style-name="Standard">public function render()</text:p>
      <text:p text:style-name="Standard">{</text:p>
      <text:p text:style-name="Standard"><text:s text:c="4"/>return &lt;&lt;&lt;'blade'</text:p>
      <text:p text:style-name="Standard"><text:s text:c="8"/>&lt;div class="alert alert-danger"&gt;</text:p>
      <text:p text:style-name="Standard"><text:s text:c="12"/>{{ $slot }}</text:p>
      <text:p text:style-name="Standard"><text:s text:c="8"/>&lt;/div&gt;</text:p>
      <text:p text:style-name="Standard"><text:s text:c="4"/>blade;</text:p>
      <text:p text:style-name="Standard">}</text:p>
      <text:p text:style-name="Standard"/>
      <text:p text:style-name="Standard">Generating Inline View Components</text:p>
      <text:p text:style-name="Standard">Чтобы создать компонент, который отображает встроенное представление, вы можете использовать параметр inline при выполнении команды make: component:</text:p>
      <text:p text:style-name="Standard">php artisan make:component Alert --inline</text:p>
      <text:p text:style-name="Standard"/>
      <text:p text:style-name="Standard">Anonymous Components</text:p>
      <text:p text:style-name="Standard">Подобно встроенным компонентам, анонимные компоненты предоставляют механизм для управления компонентом через один файл. Однако анонимные компоненты используют один файл представления и не имеют связанного класса. Чтобы определить анонимный компонент, вам нужно всего лишь поместить шаблон Blade в каталог resources / views / components. Например, предположим, что вы определили компонент в resources / views / components / alert.blade.php:</text:p>
      <text:p text:style-name="Standard">&lt;x-alert/&gt;</text:p>
      <text:p text:style-name="Standard">Вы можете использовать «.» символ, чтобы указать, вложен ли компонент глубже в каталог components. Например, если компонент определен в resources / views / components / inputs / button.blade.php, вы можете отобразить его так:</text:p>
      <text:p text:style-name="Standard">&lt;x-inputs.button/&gt;</text:p>
      <text:p text:style-name="Standard"/>
      <text:p text:style-name="Standard">Data Properties / Attributes</text:p>
      <text:p text:style-name="Standard">Поскольку анонимные компоненты не имеют ассоциированного класса, вы можете задаться вопросом, как можно различить, какие данные должны быть переданы компоненту как переменные, а какие атрибуты должны быть помещены в пакет атрибутов компонента.</text:p>
      <text:p text:style-name="Standard"/>
      <text:p text:style-name="Standard"><text:soft-page-break/>Вы можете указать, какие атрибуты следует рассматривать как переменные данных, используя директиву @props в верхней части шаблона Blade вашего компонента. Все остальные атрибуты компонента будут доступны через мешок атрибутов компонента. Если вы хотите присвоить переменной данных значение по умолчанию, вы можете указать имя переменной в качестве ключа массива и значение по умолчанию в качестве значения массива:</text:p>
      <text:p text:style-name="Standard">&lt;!-- /resources/views/components/alert.blade.php --&gt;</text:p>
      <text:p text:style-name="Standard"/>
      <text:p text:style-name="Standard">@props(['type' =&gt; 'info', 'message'])</text:p>
      <text:p text:style-name="Standard"/>
      <text:p text:style-name="Standard">&lt;div {{ $attributes-&gt;merge(['class' =&gt; 'alert alert-'.$type]) }}&gt;</text:p>
      <text:p text:style-name="Standard"><text:s text:c="4"/>{{ $message }}</text:p>
      <text:p text:style-name="Standard">&lt;/div&gt;</text:p>
      <text:p text:style-name="Standard"/>
      <text:p text:style-name="Standard">Dynamic Components</text:p>
      <text:p text:style-name="Standard">Иногда вам может потребоваться визуализировать компонент, но вы не знаете, какой компонент следует визуализировать, до времени выполнения. В этой ситуации вы можете использовать встроенный динамический dynamic-component компонент Laravel для рендеринга компонента на основе значения или переменной времени выполнения:</text:p>
      <text:p text:style-name="Standard">&lt;x-dynamic-component :component="$componentName" class="mt-4" /&gt;</text:p>
      <text:p text:style-name="Standard"/>
      <text:p text:style-name="Standard">Including Subviews</text:p>
      <text:p text:style-name="Standard">Директива Blade @include позволяет вам включать представление Blade из другого представления. Все переменные, доступные для родительского представления, будут доступны для включенного представления:</text:p>
      <text:p text:style-name="Standard">&lt;div&gt;</text:p>
      <text:p text:style-name="Standard"><text:s text:c="4"/>@include('shared.errors')</text:p>
      <text:p text:style-name="Standard"/>
      <text:p text:style-name="Standard"><text:s text:c="4"/>&lt;form&gt;</text:p>
      <text:p text:style-name="Standard"><text:s text:c="8"/>&lt;!-- Form Contents --&gt;</text:p>
      <text:p text:style-name="Standard"><text:s text:c="4"/>&lt;/form&gt;</text:p>
      <text:p text:style-name="Standard">&lt;/div&gt;</text:p>
      <text:p text:style-name="Standard">Несмотря на то, что включенное представление унаследует все данные, доступные в родительском представлении, вы также можете передать массив дополнительных данных во включенное представление:</text:p>
      <text:p text:style-name="Standard">@include('view.name', ['some' =&gt; 'data'])</text:p>
      <text:p text:style-name="Standard">Если вы попытаетесь @include несуществующего представления, Laravel выдаст ошибку. Если вы хотите включить представление, которое может присутствовать или отсутствовать, вы должны использовать директиву @includeIf:</text:p>
      <text:p text:style-name="Standard">@includeIf('view.name', ['some' =&gt; 'data'])</text:p>
      <text:p text:style-name="Standard">Если вы хотите @include представление, если данное логическое выражение имеет значение true, вы можете использовать директиву @includeWhen:</text:p>
      <text:p text:style-name="Standard">@includeWhen($boolean, 'view.name', ['some' =&gt; 'data'])</text:p>
      <text:p text:style-name="Standard">Если вы хотите @include представления, если данное логическое выражение оценивается как false, вы можете использовать директиву @includeUnless:</text:p>
      <text:p text:style-name="Standard">@includeUnless($boolean, 'view.name', ['some' =&gt; 'data'])</text:p>
      <text:p text:style-name="Standard">Чтобы включить первое представление, которое существует из данного массива представлений, вы можете использовать директиву includeFirst:</text:p>
      <text:p text:style-name="Standard">@includeFirst(['custom.admin', 'admin'], ['some' =&gt; 'data'])</text:p>
      <text:p text:style-name="Standard">Вам следует избегать использования констант __DIR__ и __FILE__ в ваших представлениях Blade, поскольку они будут ссылаться на расположение кэшированного скомпилированного представления.</text:p>
      <text:p text:style-name="Standard"/>
      <text:p text:style-name="Standard"><text:soft-page-break/>Aliasing Includes</text:p>
      <text:p text:style-name="Standard">Если ваши Blade-включения хранятся в подкаталоге, вы можете захотеть присвоить им псевдонимы для облегчения доступа. Например, представьте себе включение Blade, которое хранится в resources / views / includes / input.blade.php со следующим содержимым:</text:p>
      <text:p text:style-name="Standard">&lt;input type="{{ $type ?? 'text' }}"&gt;</text:p>
      <text:p text:style-name="Standard">Вы можете использовать метод include для псевдонима include от includes.input к input. Как правило, это следует делать в методе boot вашего AppServiceProvider:</text:p>
      <text:p text:style-name="Standard">use Illuminate\Support\Facades\Blade;</text:p>
      <text:p text:style-name="Standard"/>
      <text:p text:style-name="Standard">Blade::include('includes.input', 'input');</text:p>
      <text:p text:style-name="Standard">После того, как для включения был задан псевдоним, вы можете отобразить его, используя псевдоним в качестве директивы Blade:</text:p>
      <text:p text:style-name="Standard">@input(['type' =&gt; 'email'])</text:p>
      <text:p text:style-name="Standard"/>
      <text:p text:style-name="Standard">Rendering Views For Collections</text:p>
      <text:p text:style-name="Standard">Вы можете комбинировать циклы и включать в одну строку с помощью директивы Blade @each:</text:p>
      <text:p text:style-name="Standard">@each('view.name', $jobs, 'job')</text:p>
      <text:p text:style-name="Standard">Первый аргумент - это партиал представления для отображения для каждого элемента в массиве или коллекции. Второй аргумент - это массив или коллекция, которые вы хотите перебрать, а третий аргумент - это имя переменной, которая будет присвоена текущей итерации в представлении. Так, например, если вы выполняете итерацию по массиву jobs, обычно вам нужно получить доступ к каждому job как к переменной задания в вашем частичном представлении. Ключ для текущей итерации будет доступен в качестве key переменной в вашем партиале представления.</text:p>
      <text:p text:style-name="Standard"/>
      <text:p text:style-name="Standard">Вы также можете передать четвертый аргумент директиве @each. Этот аргумент определяет представление, которое будет отображаться, если данный массив пуст.</text:p>
      <text:p text:style-name="Standard">@each('view.name', $jobs, 'job', 'view.empty')</text:p>
      <text:p text:style-name="Standard">Представления, отображаемые через @each, не наследуют переменные родительского представления. Если дочернему представлению требуются эти переменные, вы должны вместо этого использовать @foreach и @include.</text:p>
      <text:p text:style-name="Standard"/>
      <text:p text:style-name="Standard">Stacks</text:p>
      <text:p text:style-name="Standard">Blade позволяет вам нажимать на именованные стеки, которые можно отобразить где-нибудь еще в другом представлении или макете. Это может быть особенно полезно для указания любых библиотек JavaScript, необходимых для ваших дочерних представлений:</text:p>
      <text:p text:style-name="Standard">@push('scripts')</text:p>
      <text:p text:style-name="Standard"><text:s text:c="4"/>&lt;script src="/example.js"&gt;&lt;/script&gt;</text:p>
      <text:p text:style-name="Standard">@endpush</text:p>
      <text:p text:style-name="Standard">Вы можете помещать в стек сколько угодно раз. Чтобы отобразить полное содержимое стека, передайте имя стека в директиву @stack:</text:p>
      <text:p text:style-name="Standard">&lt;head&gt;</text:p>
      <text:p text:style-name="Standard"><text:s text:c="4"/>&lt;!-- Head Contents --&gt;</text:p>
      <text:p text:style-name="Standard"/>
      <text:p text:style-name="Standard"><text:s text:c="4"/>@stack('scripts')</text:p>
      <text:p text:style-name="Standard">&lt;/head&gt;</text:p>
      <text:p text:style-name="Standard">Если вы хотите добавить контент в начало стека, вы должны использовать директиву @prepend:</text:p>
      <text:p text:style-name="Standard">@push('scripts')</text:p>
      <text:p text:style-name="Standard"><text:s text:c="4"/>This will be second...</text:p>
      <text:p text:style-name="Standard">@endpush</text:p>
      <text:p text:style-name="Standard"><text:soft-page-break/></text:p>
      <text:p text:style-name="Standard">// Later...</text:p>
      <text:p text:style-name="Standard"/>
      <text:p text:style-name="Standard">@prepend('scripts')</text:p>
      <text:p text:style-name="Standard"><text:s text:c="4"/>This will be first...</text:p>
      <text:p text:style-name="Standard">@endprepend</text:p>
      <text:p text:style-name="Standard"/>
      <text:p text:style-name="Standard">Service Injection</text:p>
      <text:p text:style-name="Standard">Директива @inject может использоваться для извлечения службы из контейнера служб Laravel. Первый аргумент, переданный в @inject, - это имя переменной, в которую будет помещена служба, а второй аргумент - это имя класса или интерфейса службы, которую вы хотите разрешить:</text:p>
      <text:p text:style-name="Standard">@inject('metrics', 'App\Services\MetricsService')</text:p>
      <text:p text:style-name="Standard"/>
      <text:p text:style-name="Standard">&lt;div&gt;</text:p>
      <text:p text:style-name="Standard"><text:s text:c="4"/>Monthly Revenue: {{ $metrics-&gt;monthlyRevenue() }}.</text:p>
      <text:p text:style-name="Standard">&lt;/div&gt;</text:p>
      <text:p text:style-name="Standard"/>
      <text:p text:style-name="Standard">Extending Blade</text:p>
      <text:p text:style-name="Standard">Blade позволяет вам определять свои собственные пользовательские директивы с помощью метода directive. Когда компилятор Blade встречает настраиваемую директиву, он вызывает предоставленный обратный вызов с выражением, содержащимся в директиве.</text:p>
      <text:p text:style-name="Standard"/>
      <text:p text:style-name="Standard">В следующем примере создается директива @datetime ($ var), которая форматирует заданный $ var, который должен быть экземпляром DateTime:</text:p>
      <text:p text:style-name="Standard">&lt;?php</text:p>
      <text:p text:style-name="Standard"/>
      <text:p text:style-name="Standard">namespace App\Providers;</text:p>
      <text:p text:style-name="Standard"/>
      <text:p text:style-name="Standard">use Illuminate\Support\Facades\Blade;</text:p>
      <text:p text:style-name="Standard">use Illuminate\Support\ServiceProvider;</text:p>
      <text:p text:style-name="Standard"/>
      <text:p text:style-name="Standard">class AppServiceProvider extends ServiceProvider</text:p>
      <text:p text:style-name="Standard">{</text:p>
      <text:p text:style-name="Standard"><text:s text:c="4"/>/**</text:p>
      <text:p text:style-name="Standard"><text:s text:c="5"/>* Register any application services.</text:p>
      <text:p text:style-name="Standard"><text:s text:c="5"/>*</text:p>
      <text:p text:style-name="Standard"><text:s text:c="5"/>* @return void</text:p>
      <text:p text:style-name="Standard"><text:s text:c="5"/>*/</text:p>
      <text:p text:style-name="Standard"><text:s text:c="4"/>public function register()</text:p>
      <text:p text:style-name="Standard"><text:s text:c="4"/>{</text:p>
      <text:p text:style-name="Standard"><text:s text:c="8"/>//</text:p>
      <text:p text:style-name="Standard"><text:s text:c="4"/>}</text:p>
      <text:p text:style-name="Standard"/>
      <text:p text:style-name="Standard"><text:s text:c="4"/>/**</text:p>
      <text:p text:style-name="Standard"><text:s text:c="5"/>* Bootstrap any application services.</text:p>
      <text:p text:style-name="Standard"><text:s text:c="5"/>*</text:p>
      <text:p text:style-name="Standard"><text:s text:c="5"/>* @return void</text:p>
      <text:p text:style-name="Standard"><text:s text:c="5"/>*/</text:p>
      <text:p text:style-name="Standard"><text:s text:c="4"/>public function boot()</text:p>
      <text:p text:style-name="Standard"><text:s text:c="4"/>{</text:p>
      <text:p text:style-name="Standard"><text:s text:c="8"/>Blade::directive('datetime', function ($expression) {</text:p>
      <text:p text:style-name="Standard"><text:soft-page-break/><text:s text:c="12"/>return "&lt;?php echo ($expression)-&gt;format('m/d/Y H:i'); ?&gt;";</text:p>
      <text:p text:style-name="Standard"><text:s text:c="8"/>});</text:p>
      <text:p text:style-name="Standard"><text:s text:c="4"/>}</text:p>
      <text:p text:style-name="Standard">}</text:p>
      <text:p text:style-name="Standard">Как видите, мы привяжем метод format к любому выражению, переданному в директиву. Итак, в этом примере окончательный PHP, сгенерированный этой директивой, будет:</text:p>
      <text:p text:style-name="Standard">&lt;?php echo ($var)-&gt;format('m/d/Y H:i'); ?&gt;</text:p>
      <text:p text:style-name="Standard"/>
      <text:p text:style-name="Standard">После обновления логики директивы Blade вам нужно будет удалить все кэшированные представления Blade. Кэшированные представления Blade можно удалить с помощью Artisan-команды view: clear.</text:p>
      <text:p text:style-name="Standard"/>
      <text:p text:style-name="Standard">Custom If Statements</text:p>
      <text:p text:style-name="Standard">Программирование настраиваемой директивы иногда бывает более сложным, чем необходимо при определении простых настраиваемых условных операторов. По этой причине Blade предоставляет метод Blade :: if, который позволяет быстро определять пользовательские условные директивы с помощью замыканий. Например, давайте определим настраиваемое условие, которое проверяет текущего поставщика облака приложений. Мы можем сделать это в методе boot нашего AppServiceProvider:</text:p>
      <text:p text:style-name="Standard">use Illuminate\Support\Facades\Blade;</text:p>
      <text:p text:style-name="Standard"/>
      <text:p text:style-name="Standard">/**</text:p>
      <text:p text:style-name="Standard"><text:s/>* Bootstrap any application services.</text:p>
      <text:p text:style-name="Standard"><text:s/>*</text:p>
      <text:p text:style-name="Standard"><text:s/>* @return void</text:p>
      <text:p text:style-name="Standard"><text:s/>*/</text:p>
      <text:p text:style-name="Standard">public function boot()</text:p>
      <text:p text:style-name="Standard">{</text:p>
      <text:p text:style-name="Standard"><text:s text:c="4"/>Blade::if('cloud', function ($provider) {</text:p>
      <text:p text:style-name="Standard"><text:s text:c="8"/>return config('filesystems.default') === $provider;</text:p>
      <text:p text:style-name="Standard"><text:s text:c="4"/>});</text:p>
      <text:p text:style-name="Standard">}</text:p>
      <text:p text:style-name="Standard">Как только настраиваемое условное выражение определено, мы можем легко использовать его в наших шаблонах:</text:p>
      <text:p text:style-name="Standard">@cloud('digitalocean')</text:p>
      <text:p text:style-name="Standard"><text:s text:c="4"/>// The application is using the digitalocean cloud provider...</text:p>
      <text:p text:style-name="Standard">@elsecloud('aws')</text:p>
      <text:p text:style-name="Standard"><text:s text:c="4"/>// The application is using the aws provider...</text:p>
      <text:p text:style-name="Standard">@else</text:p>
      <text:p text:style-name="Standard"><text:s text:c="4"/>// The application is not using the digitalocean or aws environment...</text:p>
      <text:p text:style-name="Standard">@endcloud</text:p>
      <text:p text:style-name="Standard"/>
      <text:p text:style-name="Standard">@unlesscloud('aws')</text:p>
      <text:p text:style-name="Standard"><text:s text:c="4"/>// The application is not using the aws environment...</text:p>
      <text:p text:style-name="Standard">@endcloud</text:p>
      <text:p text:style-name="Standard"/>
      <text:p text:style-name="Standard"/>
      <text:p text:style-name="Standard">Localization</text:p>
      <text:p text:style-name="Standard"><text:s text:c="4"/>• Introduction </text:p>
      <text:p text:style-name="Standard"><text:s text:c="8"/>◦ Configuring The Locale </text:p>
      <text:p text:style-name="Standard"><text:s text:c="4"/>• Defining Translation Strings </text:p>
      <text:p text:style-name="Standard"><text:s text:c="8"/>◦ Using Short Keys </text:p>
      <text:p text:style-name="Standard"><text:soft-page-break/><text:s text:c="8"/>◦ Using Translation Strings As Keys </text:p>
      <text:p text:style-name="Standard"><text:s text:c="4"/>• Retrieving Translation Strings </text:p>
      <text:p text:style-name="Standard"><text:s text:c="8"/>◦ Replacing Parameters In Translation Strings </text:p>
      <text:p text:style-name="Standard"><text:s text:c="8"/>◦ Pluralization </text:p>
      <text:p text:style-name="Standard"><text:s text:c="4"/>• Overriding Package Language Files </text:p>
      <text:p text:style-name="Standard">Introduction</text:p>
      <text:p text:style-name="Standard">Функции локализации Laravel предоставляют удобный способ извлечения строк на разных языках, что позволяет легко поддерживать несколько языков в вашем приложении. Строки языка хранятся в файлах в каталоге resources / lang. В этом каталоге должен быть подкаталог для каждого языка, поддерживаемого приложением:</text:p>
      <text:p text:style-name="Standard">/resources</text:p>
      <text:p text:style-name="Standard"><text:s text:c="4"/>/lang</text:p>
      <text:p text:style-name="Standard"><text:s text:c="8"/>/en</text:p>
      <text:p text:style-name="Standard"><text:s text:c="12"/>messages.php</text:p>
      <text:p text:style-name="Standard"><text:s text:c="8"/>/es</text:p>
      <text:p text:style-name="Standard"><text:s text:c="12"/>messages.php</text:p>
      <text:p text:style-name="Standard">Все языковые файлы возвращают массив строк с ключами. Например:</text:p>
      <text:p text:style-name="Standard">&lt;?php</text:p>
      <text:p text:style-name="Standard"/>
      <text:p text:style-name="Standard">return [</text:p>
      <text:p text:style-name="Standard"><text:s text:c="4"/>'welcome' =&gt; 'Welcome to our application',</text:p>
      <text:p text:style-name="Standard">];</text:p>
      <text:p text:style-name="Standard">Для языков, которые различаются по территории, вы должны назвать языковые каталоги в соответствии с ISO 15897. Например, для британского английского следует использовать «en_GB», а не «en-gb».</text:p>
      <text:p text:style-name="Standard"/>
      <text:p text:style-name="Standard">Configuring The Locale</text:p>
      <text:p text:style-name="Standard">Язык по умолчанию для вашего приложения хранится в файле конфигурации config / app.php. Вы можете изменить это значение в соответствии с потребностями вашего приложения. Вы также можете изменить активный язык во время выполнения, используя метод setLocale на фасаде App:</text:p>
      <text:p text:style-name="Standard">Route::get('welcome/{locale}', function ($locale) {</text:p>
      <text:p text:style-name="Standard"><text:s text:c="4"/>if (! in_array($locale, ['en', 'es', 'fr'])) {</text:p>
      <text:p text:style-name="Standard"><text:s text:c="8"/>abort(400);</text:p>
      <text:p text:style-name="Standard"><text:s text:c="4"/>}</text:p>
      <text:p text:style-name="Standard"/>
      <text:p text:style-name="Standard"><text:s text:c="4"/>App::setLocale($locale);</text:p>
      <text:p text:style-name="Standard"/>
      <text:p text:style-name="Standard"><text:s text:c="4"/>//</text:p>
      <text:p text:style-name="Standard">});</text:p>
      <text:p text:style-name="Standard">Вы можете настроить «запасной язык», который будет использоваться, когда активный язык не содержит заданной строки перевода. Как и язык по умолчанию, резервный язык также настраивается в файле конфигурации config / app.php:</text:p>
      <text:p text:style-name="Standard">'fallback_locale' =&gt; 'en',</text:p>
      <text:p text:style-name="Standard"/>
      <text:p text:style-name="Standard">Determining The Current Locale</text:p>
      <text:p text:style-name="Standard">Вы можете использовать методы getLocale и isLocale на фасаде App, чтобы определить текущий языковой стандарт или проверить, является ли языковой стандарт заданным значением:</text:p>
      <text:p text:style-name="Standard">$locale = App::getLocale();</text:p>
      <text:p text:style-name="Standard"/>
      <text:p text:style-name="Standard">if (App::isLocale('en')) {</text:p>
      <text:p text:style-name="Standard"><text:soft-page-break/><text:s text:c="4"/>//</text:p>
      <text:p text:style-name="Standard">}</text:p>
      <text:p text:style-name="Standard"/>
      <text:p text:style-name="Standard">Defining Translation Strings</text:p>
      <text:p text:style-name="Standard">Using Short Keys</text:p>
      <text:p text:style-name="Standard">Обычно строки перевода хранятся в файлах в каталоге resources / lang. В этом каталоге должен быть подкаталог для каждого языка, поддерживаемого приложением:</text:p>
      <text:p text:style-name="Standard">/resources</text:p>
      <text:p text:style-name="Standard"><text:s text:c="4"/>/lang</text:p>
      <text:p text:style-name="Standard"><text:s text:c="8"/>/en</text:p>
      <text:p text:style-name="Standard"><text:s text:c="12"/>messages.php</text:p>
      <text:p text:style-name="Standard"><text:s text:c="8"/>/es</text:p>
      <text:p text:style-name="Standard"><text:s text:c="12"/>messages.php</text:p>
      <text:p text:style-name="Standard">Все языковые файлы возвращают массив строк с ключами. Например:</text:p>
      <text:p text:style-name="Standard">&lt;?php</text:p>
      <text:p text:style-name="Standard"/>
      <text:p text:style-name="Standard">// resources/lang/en/messages.php</text:p>
      <text:p text:style-name="Standard"/>
      <text:p text:style-name="Standard">return [</text:p>
      <text:p text:style-name="Standard"><text:s text:c="4"/>'welcome' =&gt; 'Welcome to our application',</text:p>
      <text:p text:style-name="Standard">];</text:p>
      <text:p text:style-name="Standard"/>
      <text:p text:style-name="Standard">Using Translation Strings As Keys</text:p>
      <text:p text:style-name="Standard">Для приложений с высокими требованиями к переводу определение каждой строки с помощью «короткого ключа» может быстро запутать при обращении к ним в ваших представлениях. По этой причине Laravel также предоставляет поддержку для определения строк перевода с использованием перевода строки «по умолчанию» в качестве ключа.</text:p>
      <text:p text:style-name="Standard"/>
      <text:p text:style-name="Standard">Файлы перевода, которые используют строки перевода в качестве ключей, хранятся как файлы JSON в каталоге resources / lang. Например, если ваше приложение имеет испанский перевод, вам следует создать файл resources / lang / es.json:</text:p>
      <text:p text:style-name="Standard">{</text:p>
      <text:p text:style-name="Standard"><text:s text:c="4"/>"I love programming.": "Me encanta programar."</text:p>
      <text:p text:style-name="Standard">}</text:p>
      <text:p text:style-name="Standard"/>
      <text:p text:style-name="Standard">Retrieving Translation Strings</text:p>
      <text:p text:style-name="Standard">Вы можете извлекать строки из языковых файлов с помощью вспомогательной функции __. Метод __ принимает файл и ключ строки перевода в качестве первого аргумента. Например, давайте извлечем welcome строку перевода из языкового файла resources / lang / messages.php:</text:p>
      <text:p text:style-name="Standard">echo __('messages.welcome');</text:p>
      <text:p text:style-name="Standard"/>
      <text:p text:style-name="Standard">echo __('I love programming.');</text:p>
      <text:p text:style-name="Standard">Если вы используете шаблонизатор Blade, вы можете использовать синтаксис {{}} для вывода строки перевода или использовать директиву @lang:</text:p>
      <text:p text:style-name="Standard">{{ __('messages.welcome') }}</text:p>
      <text:p text:style-name="Standard"/>
      <text:p text:style-name="Standard">@lang('messages.welcome')</text:p>
      <text:p text:style-name="Standard">Если указанная строка перевода не существует, функция __ вернет ключ строки перевода. Итак, используя приведенный выше пример, функция __ вернет messages.welcome, если строка перевода не существует.</text:p>
      <text:p text:style-name="Standard">Директива @lang не выводит никаких сообщений. Вы несете полную ответственность за экранирование собственного вывода при использовании этой директивы.</text:p>
      <text:p text:style-name="Standard"><text:soft-page-break/></text:p>
      <text:p text:style-name="Standard">Replacing Parameters In Translation Strings</text:p>
      <text:p text:style-name="Standard">При желании вы можете определить заполнители в строках перевода. Все заполнители имеют префикс:. Например, вы можете определить приветственное сообщение с именем-заполнителем:</text:p>
      <text:p text:style-name="Standard">'welcome' =&gt; 'Welcome, :name',</text:p>
      <text:p text:style-name="Standard">Чтобы заменить заполнители при получении строки перевода, передайте массив замен в качестве второго аргумента функции __:</text:p>
      <text:p text:style-name="Standard">echo __('messages.welcome', ['name' =&gt; 'dayle']);</text:p>
      <text:p text:style-name="Standard">Если ваш заполнитель содержит все заглавные буквы или имеет заглавную только первую букву, переведенное значение будет соответственно заглавным:</text:p>
      <text:p text:style-name="Standard">'welcome' =&gt; 'Welcome, :NAME', // Welcome, DAYLE</text:p>
      <text:p text:style-name="Standard">'goodbye' =&gt; 'Goodbye, :Name', // Goodbye, Dayle</text:p>
      <text:p text:style-name="Standard"/>
      <text:p text:style-name="Standard">Pluralization (Плюрализация, Множественное число)</text:p>
      <text:p text:style-name="Standard">Множественное число - сложная проблема, так как разные языки имеют множество сложных правил для множественного числа. Используя символ "вертикальной черты", вы можете различать формы единственного и множественного числа строки:</text:p>
      <text:p text:style-name="Standard">'apples' =&gt; 'There is one apple|There are many apples',</text:p>
      <text:p text:style-name="Standard">Вы даже можете создать более сложные правила множественного числа, которые определяют строки перевода для нескольких диапазонов номеров:</text:p>
      <text:p text:style-name="Standard">'apples' =&gt; '{0} There are none|[1,19] There are some|[20,*] There are many',</text:p>
      <text:p text:style-name="Standard">После определения строки перевода, которая имеет параметры множественного числа, вы можете использовать функцию trans_choice для получения строки для заданного «счетчика». В этом примере, поскольку счетчик больше единицы, возвращается форма множественного числа строки перевода:</text:p>
      <text:p text:style-name="Standard">echo trans_choice('messages.apples', 10);</text:p>
      <text:p text:style-name="Standard">Вы также можете определить атрибуты заполнителя в строках множественного числа. Эти заполнители можно заменить, передав массив в качестве третьего аргумента функции trans_choice:</text:p>
      <text:p text:style-name="Standard">'minutes_ago' =&gt; '{1} :value minute ago|[2,*] :value minutes ago',</text:p>
      <text:p text:style-name="Standard"/>
      <text:p text:style-name="Standard">echo trans_choice('time.minutes_ago', 5, ['value' =&gt; 5]);</text:p>
      <text:p text:style-name="Standard">Если вы хотите отобразить целочисленное значение, переданное в функцию trans_choice, вы можете использовать заполнитель: count:</text:p>
      <text:p text:style-name="Standard">'apples' =&gt; '{0} There are none|{1} There is one|[2,*] There are :count',</text:p>
      <text:p text:style-name="Standard"/>
      <text:p text:style-name="Standard">Overriding Package Language Files</text:p>
      <text:p text:style-name="Standard">Некоторые пакеты могут поставляться с собственными языковыми файлами. Вместо того, чтобы изменять основные файлы пакета для настройки этих строк, вы можете переопределить их, поместив файлы в каталог resources / lang / vendor / {package} / {locale}.</text:p>
      <text:p text:style-name="Standard"/>
      <text:p text:style-name="Standard">Так, например, если вам нужно переопределить строки перевода на английский язык в messages.php для пакета с именем skyrim / hearthfire, вы должны разместить языковой файл по адресу: resources / lang / vendor / hearthfire / en / messages.php. В этом файле вы должны определять только те строки перевода, которые хотите переопределить. Любые строки перевода, которые вы не отменяете, все равно будут загружены из исходных языковых файлов пакета.</text:p>
      <text:p text:style-name="Standard"/>
      <text:p text:style-name="Standard"/>
      <text:p text:style-name="Standard"/>
      <text:p text:style-name="Standard"/>
      <text:p text:style-name="P15"><text:soft-page-break/>Можно не читать если не знаешь webpack</text:p>
      <text:p text:style-name="P14"/>
      <text:p text:style-name="P14">Compiling Assets (Mix)</text:p>
      <text:p text:style-name="Standard"><text:s text:c="4"/>• Introduction </text:p>
      <text:p text:style-name="Standard"><text:s text:c="4"/>• Installation &amp; Setup </text:p>
      <text:p text:style-name="Standard"><text:s text:c="4"/>• Running Mix </text:p>
      <text:p text:style-name="Standard"><text:s text:c="4"/>• Working With Stylesheets </text:p>
      <text:p text:style-name="Standard"><text:s text:c="8"/>◦ Less </text:p>
      <text:p text:style-name="Standard"><text:s text:c="8"/>◦ Sass </text:p>
      <text:p text:style-name="Standard"><text:s text:c="8"/>◦ Stylus </text:p>
      <text:p text:style-name="Standard"><text:s text:c="8"/>◦ PostCSS </text:p>
      <text:p text:style-name="Standard"><text:s text:c="8"/>◦ Plain CSS </text:p>
      <text:p text:style-name="Standard"><text:s text:c="8"/>◦ URL Processing </text:p>
      <text:p text:style-name="Standard"><text:s text:c="8"/>◦ Source Maps </text:p>
      <text:p text:style-name="Standard"><text:s text:c="4"/>• Working With JavaScript </text:p>
      <text:p text:style-name="Standard"><text:s text:c="8"/>◦ Vendor Extraction </text:p>
      <text:p text:style-name="Standard"><text:s text:c="8"/>◦ React </text:p>
      <text:p text:style-name="Standard"><text:s text:c="8"/>◦ Vanilla JS </text:p>
      <text:p text:style-name="Standard"><text:s text:c="8"/>◦ Custom Webpack Configuration </text:p>
      <text:p text:style-name="Standard"><text:s text:c="4"/>• Copying Files &amp; Directories </text:p>
      <text:p text:style-name="Standard"><text:s text:c="4"/>• Versioning / Cache Busting </text:p>
      <text:p text:style-name="Standard"><text:s text:c="4"/>• Browsersync Reloading </text:p>
      <text:p text:style-name="Standard"><text:s text:c="4"/>• Environment Variables </text:p>
      <text:p text:style-name="Standard"><text:s text:c="4"/>• Notifications </text:p>
      <text:p text:style-name="Standard"/>
      <text:h text:style-name="Heading_20_2" text:outline-level="2"><text:bookmark text:name="introduction"/><text:a xlink:type="simple" xlink:href="https://laravel.com/docs/8.x/mix#introduction" text:style-name="Internet_20_link" text:visited-style-name="Visited_20_Internet_20_Link">Introduction</text:a></text:h>
      <text:p text:style-name="P17">Laravel Mix предоставляет гибкий API для определения шагов сборки Webpack для вашего приложения Laravel с использованием нескольких распространенных препроцессоров CSS и JavaScript. Посредством простого объединения методов вы можете плавно определить конвейер активов. Например:</text:p>
      <text:p text:style-name="P7"><text:span text:style-name="Source_20_Text">mix.js('resources/js/app.js', 'public/js')</text:span></text:p>
      <text:p text:style-name="P9"><text:span text:style-name="Source_20_Text"><text:s text:c="4"/>.sass('resources/sass/app.scss', 'public/css');</text:span></text:p>
      <text:p text:style-name="P17">Если вы когда-либо были сбиты с толку и ошеломлены, начав работу с Webpack и компиляцией ресурсов, вам понравится Laravel Mix. Однако от вас не требуется использовать его при разработке приложения; вы можете использовать любой инструмент конвейера активов, который пожелаете, или даже не использовать его вовсе.</text:p>
      <text:p text:style-name="P17"/>
      <text:h text:style-name="P1" text:outline-level="2"><text:bookmark text:name="installation"/><text:a xlink:type="simple" xlink:href="https://laravel.com/docs/8.x/mix#installation" text:style-name="Internet_20_link" text:visited-style-name="Visited_20_Internet_20_Link">Installation &amp; Setup</text:a></text:h>
      <text:h text:style-name="Heading_20_4" text:outline-level="4"><text:bookmark text:name="installing-node"/><text:a xlink:type="simple" xlink:href="https://laravel.com/docs/8.x/mix#installing-node" text:style-name="Internet_20_link" text:visited-style-name="Visited_20_Internet_20_Link">Installing Node</text:a></text:h>
      <text:p text:style-name="P17">Перед запуском Mix вы должны сначала убедиться, что на вашем компьютере установлены Node.js и NPM.</text:p>
      <text:p text:style-name="P7"><text:span text:style-name="Source_20_Text">node -v</text:span></text:p>
      <text:p text:style-name="P9"><text:span text:style-name="Source_20_Text">npm -v</text:span></text:p>
      <text:p text:style-name="P17">вы можете легко установить последнюю версию Node и NPM с помощью простых графических установщиков со страницы загрузки.</text:p>
      <text:p text:style-name="P17"><text:soft-page-break/></text:p>
      <text:h text:style-name="P5" text:outline-level="4"><text:bookmark text:name="laravel-mix"/><text:a xlink:type="simple" xlink:href="https://laravel.com/docs/8.x/mix#laravel-mix" text:style-name="Internet_20_link" text:visited-style-name="Visited_20_Internet_20_Link">Laravel Mix</text:a></text:h>
      <text:p text:style-name="P17">Единственный оставшийся шаг - установить Laravel Mix. В новой установке Laravel вы найдете файл package.json в корне вашей структуры каталогов. Файл package.json по умолчанию включает в себя все, что вам нужно для начала работы. Думайте об этом как о вашем файле composer.json, за исключением того, что он определяет зависимости Node вместо PHP. Вы можете установить зависимости, на которые он ссылается, запустив:</text:p>
      <text:p text:style-name="P10"><text:span text:style-name="Source_20_Text"/></text:p>
      <text:p text:style-name="P10"><text:span text:style-name="Source_20_Text">npm install</text:span></text:p>
      <text:p text:style-name="P10"><text:span text:style-name="Source_20_Text"/></text:p>
      <text:h text:style-name="Heading_20_2" text:outline-level="2"><text:bookmark text:name="running-mix"/><text:a xlink:type="simple" xlink:href="https://laravel.com/docs/8.x/mix#running-mix" text:style-name="Internet_20_link" text:visited-style-name="Visited_20_Internet_20_Link">Running Mix</text:a></text:h>
      <text:p text:style-name="P17">Mix - это уровень конфигурации поверх Webpack, поэтому для запуска ваших задач Mix вам нужно только выполнить один из сценариев NPM, который включен в файл Laravel package.json по умолчанию:</text:p>
      <text:p text:style-name="P7"><text:span text:style-name="Source_20_Text">// Run all Mix tasks...</text:span></text:p>
      <text:p text:style-name="Preformatted_20_Text"><text:span text:style-name="Source_20_Text">npm run dev</text:span></text:p>
      <text:p text:style-name="Preformatted_20_Text"/>
      <text:p text:style-name="Preformatted_20_Text"><text:span text:style-name="Source_20_Text">// Run all Mix tasks and minify output...</text:span></text:p>
      <text:p text:style-name="P9"><text:span text:style-name="Source_20_Text">npm run production</text:span></text:p>
      <text:p text:style-name="P17"/>
      <text:h text:style-name="P6" text:outline-level="4"><text:bookmark text:name="watching-assets-for-changes"/><text:a xlink:type="simple" xlink:href="https://laravel.com/docs/8.x/mix#watching-assets-for-changes" text:style-name="Internet_20_link" text:visited-style-name="Visited_20_Internet_20_Link">Watching Assets For Changes</text:a> <text:span text:style-name="T5">(</text:span>Наблюдение за активами на предмет изменений<text:span text:style-name="T5">)</text:span></text:h>
      <text:p text:style-name="P22">Команда npm run watch продолжит работу в вашем терминале и будет следить за изменениями во всех соответствующих файлах. Затем Webpack автоматически перекомпилирует ваши ресурсы, когда обнаружит изменение:</text:p>
      <text:p text:style-name="P8"><text:span text:style-name="Source_20_Text">npm run watch</text:span></text:p>
      <text:p text:style-name="P22">Вы можете обнаружить, что в определенных средах Webpack не обновляется при изменении ваших файлов. Если это так в вашей системе, рассмотрите возможность использования команды watch-poll:</text:p>
      <text:p text:style-name="P10"><text:span text:style-name="Source_20_Text">npm run watch-poll</text:span></text:p>
      <text:p text:style-name="P17"/>
      <text:h text:style-name="P1" text:outline-level="2"><text:bookmark text:name="working-with-stylesheets"/><text:a xlink:type="simple" xlink:href="https://laravel.com/docs/8.x/mix#working-with-stylesheets" text:style-name="Internet_20_link" text:visited-style-name="Visited_20_Internet_20_Link">Working With Stylesheets</text:a></text:h>
      <text:p text:style-name="P17">Файл webpack.mix.js - это ваша отправная точка для компиляции всех ресурсов. Думайте об этом как о легкой оболочке конфигурации вокруг Webpack. Задачи смешивания можно объединить в цепочку, чтобы точно определить, как должны компилироваться ваши ресурсы.</text:p>
      <text:p text:style-name="P17"/>
      <text:h text:style-name="P2" text:outline-level="3"><text:bookmark text:name="less"/><text:a xlink:type="simple" xlink:href="https://laravel.com/docs/8.x/mix#less" text:style-name="Internet_20_link" text:visited-style-name="Visited_20_Internet_20_Link">Less</text:a></text:h>
      <text:p text:style-name="P17">Метод less можно использовать для компиляции Less в CSS. Давайте скомпилируем наш основной файл app.less в public / css / app.css.</text:p>
      <text:p text:style-name="P10"><text:span text:style-name="Source_20_Text">mix.less('resources/less/app.less', 'public/css');</text:span></text:p>
      <text:p text:style-name="P17">Для компиляции нескольких файлов можно использовать несколько вызовов метода less:</text:p>
      <text:p text:style-name="P7"><text:soft-page-break/><text:span text:style-name="Source_20_Text">mix.less('resources/less/app.less', 'public/css')</text:span></text:p>
      <text:p text:style-name="P9"><text:span text:style-name="Source_20_Text"><text:s text:c="4"/>.less('resources/less/admin.less', 'public/css');</text:span></text:p>
      <text:p text:style-name="P17">Если вы хотите настроить имя файла скомпилированного CSS, вы можете передать полный путь к файлу в качестве второго аргумента метода less:</text:p>
      <text:p text:style-name="P10"><text:span text:style-name="Source_20_Text">mix.less('resources/less/app.less', 'public/stylesheets/styles.css');</text:span></text:p>
      <text:p text:style-name="P17">Если вам нужно переопределить базовые параметры подключаемого модуля Less, вы можете передать объект в качестве третьего аргумента функции mix.less ():</text:p>
      <text:p text:style-name="P7"><text:span text:style-name="Source_20_Text">mix.less('resources/less/app.less', 'public/css', {</text:span></text:p>
      <text:p text:style-name="Preformatted_20_Text"><text:span text:style-name="Source_20_Text"><text:s text:c="4"/>strictMath: true</text:span></text:p>
      <text:p text:style-name="P9"><text:span text:style-name="Source_20_Text">});</text:span></text:p>
      <text:p text:style-name="P17"/>
      <text:h text:style-name="P2" text:outline-level="3"><text:bookmark text:name="sass"/><text:a xlink:type="simple" xlink:href="https://laravel.com/docs/8.x/mix#sass" text:style-name="Internet_20_link" text:visited-style-name="Visited_20_Internet_20_Link">Sass</text:a></text:h>
      <text:p text:style-name="P17">Метод sass позволяет скомпилировать Sass в CSS. Вы можете использовать этот метод так:</text:p>
      <text:p text:style-name="P10"><text:span text:style-name="Source_20_Text">mix.sass('resources/sass/app.scss', 'public/css');</text:span></text:p>
      <text:p text:style-name="P17">Опять же, как и метод less, вы можете скомпилировать несколько файлов Sass в их собственные соответствующие файлы CSS и даже настроить выходной каталог результирующего CSS:</text:p>
      <text:p text:style-name="P7"><text:span text:style-name="Source_20_Text">mix.sass('resources/sass/app.sass', 'public/css')</text:span></text:p>
      <text:p text:style-name="P9"><text:span text:style-name="Source_20_Text"><text:s text:c="4"/>.sass('resources/sass/admin.sass', 'public/css/admin');</text:span></text:p>
      <text:p text:style-name="P17">Additional <text:a xlink:type="simple" xlink:href="https://github.com/sass/node-sass#options" text:style-name="Internet_20_link" text:visited-style-name="Visited_20_Internet_20_Link">Node-Sass plug-in options</text:a> may be provided as the third argument:</text:p>
      <text:p text:style-name="P7"><text:span text:style-name="Source_20_Text">mix.sass('resources/sass/app.sass', 'public/css', {</text:span></text:p>
      <text:p text:style-name="Preformatted_20_Text"><text:span text:style-name="Source_20_Text"><text:s text:c="4"/>precision: 5</text:span></text:p>
      <text:p text:style-name="P9"><text:span text:style-name="Source_20_Text">});</text:span></text:p>
      <text:p text:style-name="P17"/>
      <text:h text:style-name="P2" text:outline-level="3"><text:bookmark text:name="stylus"/><text:a xlink:type="simple" xlink:href="https://laravel.com/docs/8.x/mix#stylus" text:style-name="Internet_20_link" text:visited-style-name="Visited_20_Internet_20_Link">Stylus</text:a></text:h>
      <text:p text:style-name="P17"/>
      <text:h text:style-name="P2" text:outline-level="3"><text:bookmark text:name="postcss"/><text:a xlink:type="simple" xlink:href="https://laravel.com/docs/8.x/mix#postcss" text:style-name="Internet_20_link" text:visited-style-name="Visited_20_Internet_20_Link">PostCSS</text:a></text:h>
      <text:p text:style-name="P20"><text:a xlink:type="simple" xlink:href="https://postcss.org/" text:style-name="Internet_20_link" text:visited-style-name="Visited_20_Internet_20_Link">PostCSS</text:a><text:span text:style-name="T2">, мощный инструмент для преобразования вашего CSS, включен в Laravel Mix из коробки. По умолчанию Mix использует популярный плагин </text:span><text:a xlink:type="simple" xlink:href="https://github.com/postcss/autoprefixer" text:style-name="Internet_20_link" text:visited-style-name="Visited_20_Internet_20_Link">Autoprefixer</text:a><text:span text:style-name="T2"> для автоматического применения всех необходимых префиксов поставщиков CSS3. Однако вы можете добавлять любые дополнительные плагины, подходящие для вашего приложения. Сначала установите желаемый плагин через NPM, а затем укажите его в файле webpack.mix.js:</text:span></text:p>
      <text:p text:style-name="P7"><text:span text:style-name="Source_20_Text">mix.sass('resources/sass/app.scss', 'public/css')</text:span></text:p>
      <text:p text:style-name="Preformatted_20_Text"><text:span text:style-name="Source_20_Text"><text:s text:c="4"/>.options({</text:span></text:p>
      <text:p text:style-name="Preformatted_20_Text"><text:span text:style-name="Source_20_Text"><text:s text:c="8"/>postCss: [</text:span></text:p>
      <text:p text:style-name="Preformatted_20_Text"><text:span text:style-name="Source_20_Text"><text:s text:c="12"/>require('postcss-css-variables')()</text:span></text:p>
      <text:p text:style-name="Preformatted_20_Text"><text:span text:style-name="Source_20_Text"><text:s text:c="8"/>]</text:span></text:p>
      <text:p text:style-name="P9"><text:span text:style-name="Source_20_Text"><text:s text:c="4"/>});</text:span></text:p>
      <text:p text:style-name="P17"/>
      <text:h text:style-name="P2" text:outline-level="3"><text:bookmark text:name="plain-css"/><text:a xlink:type="simple" xlink:href="https://laravel.com/docs/8.x/mix#plain-css" text:style-name="Internet_20_link" text:visited-style-name="Visited_20_Internet_20_Link">Plain CSS</text:a></text:h>
      <text:p text:style-name="P17">Если вы просто хотите объединить несколько простых таблиц стилей CSS в один файл, вы можете использовать метод стилей.</text:p>
      <text:p text:style-name="P7"><text:span text:style-name="Source_20_Text">mix.styles([</text:span></text:p>
      <text:p text:style-name="Preformatted_20_Text"><text:soft-page-break/><text:span text:style-name="Source_20_Text"><text:s text:c="4"/>'public/css/vendor/normalize.css',</text:span></text:p>
      <text:p text:style-name="Preformatted_20_Text"><text:span text:style-name="Source_20_Text"><text:s text:c="4"/>'public/css/vendor/videojs.css'</text:span></text:p>
      <text:p text:style-name="P9"><text:span text:style-name="Source_20_Text">], 'public/css/all.css');</text:span></text:p>
      <text:p text:style-name="P17"/>
      <text:h text:style-name="P3" text:outline-level="3"><text:bookmark text:name="url-processing"/><text:a xlink:type="simple" xlink:href="https://laravel.com/docs/8.x/mix#url-processing" text:style-name="Internet_20_link" text:visited-style-name="Visited_20_Internet_20_Link">URL Processing</text:a> <text:span text:style-name="T6">(</text:span>Обработка URL<text:span text:style-name="T6">)</text:span></text:h>
      <text:p text:style-name="P17">Поскольку Laravel Mix построен поверх Webpack, важно понимать несколько концепций Webpack. Для компиляции CSS Webpack перепишет и оптимизирует любые вызовы url () в ваших таблицах стилей. Хотя поначалу это может показаться странным, это невероятно мощная функциональность. Представьте, что мы хотим скомпилировать Sass, который включает относительный URL-адрес изображения:</text:p>
      <text:p text:style-name="P7"><text:span text:style-name="Source_20_Text">.example {</text:span></text:p>
      <text:p text:style-name="Preformatted_20_Text"><text:span text:style-name="Source_20_Text"><text:s text:c="4"/>background: url('../images/example.png');</text:span></text:p>
      <text:p text:style-name="P9"><text:span text:style-name="Source_20_Text">}</text:span></text:p>
      <text:p text:style-name="P9"><text:span text:style-name="Source_20_Text"><text:span text:style-name="T2">По умолчанию Laravel Mix и Webpack найдут example.png, скопируют его в вашу папку public / images, а затем перепишут url () в созданной вами таблице стилей. Таким образом, ваш скомпилированный CSS будет:</text:span></text:span></text:p>
      <text:p text:style-name="P9"><text:span text:style-name="Source_20_Text"><text:span text:style-name="T2">.example {</text:span></text:span></text:p>
      <text:p text:style-name="Preformatted_20_Text"><text:span text:style-name="Source_20_Text"><text:s text:c="4"/>background: url(/images/example.png?d41d8cd98f00b204e9800998ecf8427e);</text:span></text:p>
      <text:p text:style-name="P9"><text:span text:style-name="Source_20_Text">}</text:span></text:p>
      <text:p text:style-name="P9"><text:span text:style-name="Source_20_Text"><text:span text:style-name="T2">Какой бы полезной ни была эта функция, возможно, ваша существующая структура папок уже настроена так, как вам нравится. В этом случае вы можете отключить перезапись url () следующим образом:</text:span></text:span></text:p>
      <text:p text:style-name="P9"><text:span text:style-name="Source_20_Text"><text:span text:style-name="T2">mix.sass('resources/sass/app.scss', 'public/css')</text:span></text:span></text:p>
      <text:p text:style-name="Preformatted_20_Text"><text:span text:style-name="Source_20_Text"><text:s text:c="4"/>.options({</text:span></text:p>
      <text:p text:style-name="Preformatted_20_Text"><text:span text:style-name="Source_20_Text"><text:s text:c="8"/>processCssUrls: false</text:span></text:p>
      <text:p text:style-name="P9"><text:span text:style-name="Source_20_Text"><text:s text:c="4"/>});</text:span></text:p>
      <text:p text:style-name="P9"><text:span text:style-name="Source_20_Text"><text:span text:style-name="T2">С этим добавлением к вашему файлу webpack.mix.js Mix больше не будет сопоставлять какой-либо url () или копировать ресурсы в ваш общедоступный каталог. Другими словами, скомпилированный CSS будет выглядеть так же, как вы его изначально набирали:</text:span></text:span></text:p>
      <text:p text:style-name="P9"><text:span text:style-name="Source_20_Text"><text:span text:style-name="T2">.example {</text:span></text:span></text:p>
      <text:p text:style-name="Preformatted_20_Text"><text:span text:style-name="Source_20_Text"><text:s text:c="4"/>background: url("../images/thing.png");</text:span></text:p>
      <text:p text:style-name="P9"><text:span text:style-name="Source_20_Text">}</text:span></text:p>
      <text:p text:style-name="P21"><text:span text:style-name="Source_20_Text">Абсолютные пути для любого заданного url () будут исключены из перезаписи URL. Например, url ('/ images / thing.png') или url ('http://example.com/images/thing.png') не будут изменены.</text:span></text:p>
      <text:p text:style-name="P21"><text:span text:style-name="Source_20_Text"><text:span text:style-name="T2"/></text:span></text:p>
      <text:h text:style-name="Heading_20_3" text:outline-level="3"><text:bookmark text:name="css-source-maps"/><text:a xlink:type="simple" xlink:href="https://laravel.com/docs/8.x/mix#css-source-maps" text:style-name="Internet_20_link" text:visited-style-name="Visited_20_Internet_20_Link">Source Maps</text:a></text:h>
      <text:p text:style-name="P9"><text:span text:style-name="Source_20_Text"><text:span text:style-name="T2">Хотя по умолчанию они отключены, исходные карты можно активировать, вызвав метод mix.sourceMaps () в вашем файле webpack.mix.js. Хотя это требует затрат на компиляцию / производительность, это предоставит дополнительную отладочную </text:span></text:span><text:soft-page-break/><text:span text:style-name="Source_20_Text"><text:span text:style-name="T2">информацию для инструментов разработчика вашего браузера при использовании скомпилированных ресурсов.</text:span></text:span></text:p>
      <text:p text:style-name="P9"><text:span text:style-name="Source_20_Text"><text:span text:style-name="T2">mix.js('resources/js/app.js', 'public/js')</text:span></text:span></text:p>
      <text:p text:style-name="P9"><text:span text:style-name="Source_20_Text"><text:s text:c="4"/>.sourceMaps();</text:span></text:p>
      <text:p text:style-name="P9"><text:span text:style-name="Source_20_Text"/></text:p>
      <text:h text:style-name="Heading_20_4" text:outline-level="4"><text:bookmark text:name="style-of-source-mapping"/><text:a xlink:type="simple" xlink:href="https://laravel.com/docs/8.x/mix#style-of-source-mapping" text:style-name="Internet_20_link" text:visited-style-name="Visited_20_Internet_20_Link">Style Of Source Mapping</text:a></text:h>
      <text:p text:style-name="P9"><text:span text:style-name="Source_20_Text"><text:span text:style-name="T2">источников. По умолчанию стиль сопоставления источников Mix установлен на eval-source-map, что обеспечивает быстрое время восстановления. Если вы хотите изменить стиль сопоставления, вы можете сделать это с помощью метода sourceMaps:</text:span></text:span></text:p>
      <text:p text:style-name="P9"><text:span text:style-name="Source_20_Text"><text:span text:style-name="T2">let productionSourceMaps = false;</text:span></text:span></text:p>
      <text:p text:style-name="Preformatted_20_Text"/>
      <text:p text:style-name="Preformatted_20_Text"><text:span text:style-name="Source_20_Text">mix.js('resources/js/app.js', 'public/js')</text:span></text:p>
      <text:p text:style-name="P9"><text:span text:style-name="Source_20_Text"><text:s text:c="4"/>.sourceMaps(productionSourceMaps, 'source-map');</text:span></text:p>
      <text:p text:style-name="P9"><text:span text:style-name="Source_20_Text"/></text:p>
      <text:h text:style-name="Heading_20_2" text:outline-level="2"><text:bookmark text:name="working-with-scripts"/><text:a xlink:type="simple" xlink:href="https://laravel.com/docs/8.x/mix#working-with-scripts" text:style-name="Internet_20_link" text:visited-style-name="Visited_20_Internet_20_Link">Working With JavaScript</text:a></text:h>
      <text:p text:style-name="P9"><text:span text:style-name="Source_20_Text"><text:span text:style-name="T2">Mix предоставляет несколько функций, которые помогут вам работать с вашими файлами JavaScript, такими как компиляция ECMAScript 2015, объединение модулей, минификация и объединение простых файлов JavaScript. Более того, все это работает без проблем, не требуя ни унции специальной конфигурации:</text:span></text:span></text:p>
      <text:p text:style-name="P9"><text:span text:style-name="Source_20_Text"><text:span text:style-name="T2">mix.js('resources/js/app.js', 'public/js');</text:span></text:span></text:p>
      <text:p text:style-name="P9"><text:span text:style-name="Source_20_Text"><text:span text:style-name="T2">С помощью этой единственной строчки кода теперь вы можете воспользоваться следующими преимуществами:<text:line-break/><text:line-break/>Синтаксис ES2015.<text:line-break/>Модули<text:line-break/>Компиляция файлов .vue.<text:line-break/>Минификация для производственных сред.</text:span></text:span></text:p>
      <text:p text:style-name="P9"><text:span text:style-name="Source_20_Text"><text:span text:style-name="T2"/></text:span></text:p>
      <text:h text:style-name="P4" text:outline-level="3"><text:bookmark text:name="vendor-extraction"/><text:a xlink:type="simple" xlink:href="https://laravel.com/docs/8.x/mix#vendor-extraction" text:style-name="Internet_20_link" text:visited-style-name="Visited_20_Internet_20_Link"><text:span text:style-name="Source_20_Text"><text:span text:style-name="T2">Vendor Extraction</text:span></text:span></text:a></text:h>
      <text:p text:style-name="P11"><text:span text:style-name="Source_20_Text"><text:span text:style-name="T2">Одним из потенциальных недостатков объединения всего кода JavaScript для конкретного приложения с библиотеками вашего поставщика является то, что это затрудняет долгосрочное кэширование. Например, одно обновление кода вашего приложения заставит браузер повторно загрузить все библиотеки вашего поставщика, даже если они не изменились.<text:line-break/><text:line-break/>Если вы намереваетесь часто обновлять JavaScript своего приложения, вам следует рассмотреть возможность извлечения всех библиотек вашего поставщика в их собственный файл. Таким образом, изменение кода вашего приложения не повлияет на кэширование вашего большого файла vendor.js. Метод extract Mix делает это проще простого:</text:span></text:span></text:p>
      <text:p text:style-name="P9"><text:span text:style-name="Source_20_Text"><text:span text:style-name="T2">mix.js('resources/js/app.js', 'public/js')</text:span></text:span></text:p>
      <text:p text:style-name="P9"><text:soft-page-break/><text:span text:style-name="Source_20_Text"><text:s text:c="4"/>.extract(['vue'])</text:span></text:p>
      <text:p text:style-name="P9"><text:span text:style-name="Source_20_Text"><text:span text:style-name="T2">Метод extract принимает массив всех библиотек или модулей, которые вы хотите извлечь в файл vendor.js. Используя приведенный выше фрагмент в качестве примера, Mix сгенерирует следующие файлы:</text:span></text:span></text:p>
      <text:p text:style-name="P25"><text:span text:style-name="Source_20_Text"><text:span text:style-name="T2">public/js/manifest.js: </text:span></text:span><text:span text:style-name="Source_20_Text"><text:span text:style-name="Emphasis"><text:span text:style-name="T2">The Webpack manifest runtime</text:span></text:span></text:span><text:span text:style-name="Source_20_Text"><text:span text:style-name="T2"> </text:span></text:span></text:p>
      <text:list xml:id="list2498901382" text:style-name="L1">
        <text:list-item>
          <text:p text:style-name="P24"><text:span text:style-name="Source_20_Text">public/js/vendor.js</text:span>: <text:span text:style-name="Emphasis">Your vendor libraries</text:span> </text:p>
        </text:list-item>
        <text:list-item>
          <text:p text:style-name="P23"><text:span text:style-name="Source_20_Text">public/js/app.js</text:span>: <text:span text:style-name="Emphasis">Your application code</text:span> </text:p>
        </text:list-item>
      </text:list>
      <text:p text:style-name="P9"><text:span text:style-name="Source_20_Text"><text:span text:style-name="T2">Чтобы избежать ошибок JavaScript, обязательно загружайте эти файлы в правильном порядке:</text:span></text:span></text:p>
      <text:p text:style-name="P9"><text:span text:style-name="Source_20_Text"><text:span text:style-name="T2">&lt;script src="/js/manifest.js"&gt;&lt;/script&gt;</text:span></text:span></text:p>
      <text:p text:style-name="Preformatted_20_Text"><text:span text:style-name="Source_20_Text">&lt;script src="/js/vendor.js"&gt;&lt;/script&gt;</text:span></text:p>
      <text:p text:style-name="P9"><text:span text:style-name="Source_20_Text">&lt;script src="/js/app.js"&gt;&lt;/script&gt;</text:span></text:p>
      <text:p text:style-name="P9"><text:span text:style-name="Source_20_Text"/></text:p>
      <text:h text:style-name="Heading_20_3" text:outline-level="3"><text:bookmark text:name="react"/><text:a xlink:type="simple" xlink:href="https://laravel.com/docs/8.x/mix#react" text:style-name="Internet_20_link" text:visited-style-name="Visited_20_Internet_20_Link">React</text:a></text:h>
      <text:p text:style-name="P9"><text:span text:style-name="Source_20_Text"><text:span text:style-name="T2">Mix может автоматически устанавливать плагины Babel, необходимые для поддержки React. Для начала замените вызов mix.js () на mix.react ():</text:span></text:span></text:p>
      <text:p text:style-name="P9"><text:span text:style-name="Source_20_Text"><text:span text:style-name="T2">mix.react('resources/js/app.jsx', 'public/js');</text:span></text:span></text:p>
      <text:p text:style-name="P9"><text:span text:style-name="Source_20_Text"><text:span text:style-name="T2">За кулисами Mix загрузит и включит соответствующий плагин Babel-preset-react Babel.</text:span></text:span></text:p>
      <text:p text:style-name="P9"><text:span text:style-name="Source_20_Text"><text:span text:style-name="T2"/></text:span></text:p>
      <text:h text:style-name="P4" text:outline-level="3"><text:bookmark text:name="vanilla-js"/><text:a xlink:type="simple" xlink:href="https://laravel.com/docs/8.x/mix#vanilla-js" text:style-name="Internet_20_link" text:visited-style-name="Visited_20_Internet_20_Link"><text:span text:style-name="Source_20_Text"><text:span text:style-name="T2">Vanilla JS</text:span></text:span></text:a></text:h>
      <text:p text:style-name="P9"><text:a xlink:type="simple" xlink:href="https://laravel.com/docs/8.x/mix" text:style-name="Internet_20_link" text:visited-style-name="Visited_20_Internet_20_Link"><text:span text:style-name="Source_20_Text"><text:span text:style-name="T2">https://laravel.com/docs/8.x/mix</text:span></text:span></text:a></text:p>
      <text:p text:style-name="P9"><text:span text:style-name="Source_20_Text"><text:span text:style-name="T2"/></text:span></text:p>
      <text:p text:style-name="P9"><text:span text:style-name="Source_20_Text"><text:span text:style-name="T2"/></text:span></text:p>
      <text:p text:style-name="P12"><text:span text:style-name="Source_20_Text"><text:span text:style-name="T3"/></text:span></text:p>
      <text:p text:style-name="P9"><text:span text:style-name="Source_20_Text"><text:span text:style-name="T2"/></text:span></text:p>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2T13:44:29.997314113</meta:creation-date>
    <meta:generator>LibreOffice/6.4.6.2$Linux_X86_64 LibreOffice_project/40$Build-2</meta:generator>
    <dc:date>2020-11-02T14:32:04.737137311</dc:date>
    <meta:editing-duration>PT46M31S</meta:editing-duration>
    <meta:editing-cycles>19</meta:editing-cycles>
    <meta:document-statistic meta:table-count="0" meta:image-count="0" meta:object-count="0" meta:page-count="32" meta:paragraph-count="915" meta:word-count="6593" meta:character-count="52761" meta:non-whitespace-character-count="45293"/>
  </office:meta>
</office:document-meta>
</file>